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2.84cm"/>
    </style:style>
    <style:style style:name="co10" style:family="table-column">
      <style:table-column-properties fo:break-before="auto" style:column-width="7.735cm"/>
    </style:style>
    <style:style style:name="co11" style:family="table-column">
      <style:table-column-properties fo:break-before="auto" style:column-width="9.751cm"/>
    </style:style>
    <style:style style:name="co12" style:family="table-column">
      <style:table-column-properties fo:break-before="auto" style:column-width="1.233cm"/>
    </style:style>
    <style:style style:name="co13" style:family="table-column">
      <style:table-column-properties fo:break-before="auto" style:column-width="1.478cm"/>
    </style:style>
    <style:style style:name="co14" style:family="table-column">
      <style:table-column-properties fo:break-before="auto" style:column-width="5.175cm"/>
    </style:style>
    <style:style style:name="co15" style:family="table-column">
      <style:table-column-properties fo:break-before="auto" style:column-width="8.416cm"/>
    </style:style>
    <style:style style:name="co16" style:family="table-column">
      <style:table-column-properties fo:break-before="auto" style:column-width="1.806cm"/>
    </style:style>
    <style:style style:name="co17" style:family="table-column">
      <style:table-column-properties fo:break-before="auto" style:column-width="4.54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8" style:family="table-cell" style:parent-style-name="Default" style:data-style-name="N119">
      <style:table-cell-properties fo:background-color="#ffffd7" style:vertical-align="top"/>
    </style:style>
    <style:style style:name="ce9" style:family="table-cell" style:parent-style-name="Default" style:data-style-name="N119">
      <style:table-cell-properties fo:background-color="#bbe33d" style:vertical-align="top"/>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6" style:family="table-cell" style:parent-style-name="Default">
      <style:table-cell-properties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23" style:family="table-cell" style:parent-style-name="Default" style:data-style-name="N119">
      <style:table-cell-properties fo:background-color="transparent" style:vertical-align="top"/>
    </style:style>
    <style:style style:name="ce24" style:family="table-cell" style:parent-style-name="Default" style:data-style-name="N119">
      <style:table-cell-properties fo:background-color="transparent" style:vertical-align="top"/>
      <style:text-properties fo:color="#c9211e"/>
    </style:style>
    <style:style style:name="ce25" style:family="table-cell" style:parent-style-name="Default">
      <style:table-cell-properties style:vertical-align="top"/>
      <style:text-properties fo:color="#c9211e"/>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8" style:family="table-cell" style:parent-style-name="Default">
      <style:table-cell-properties fo:background-color="transparent"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41"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2"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43"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5"/>
        <table:table-column table:style-name="co9" table:default-cell-style-name="ce16"/>
        <table:table-column table:style-name="co7" table:default-cell-style-name="ce16"/>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8" table:default-cell-style-name="ce5"/>
        <table:table-column table:style-name="co7" table:default-cell-style-name="ce5"/>
        <table:table-column table:style-name="co14" table:default-cell-style-name="ce5"/>
        <table:table-column table:style-name="co15" table:default-cell-style-name="ce5"/>
        <table:table-column table:style-name="co16" table:default-cell-style-name="ce5"/>
        <table:table-column table:style-name="co7" table:default-cell-style-name="ce5"/>
        <table:table-column table:style-name="co17" table:default-cell-style-name="ce5"/>
        <table:table-column table:style-name="co7" table:number-columns-repeated="16363" table:default-cell-style-name="ce5"/>
        <table:table-row table:style-name="ro1">
          <table:table-cell table:style-name="ce1" office:value-type="string" calcext:value-type="string">
            <text:p>TIC</text:p>
          </table:table-cell>
          <table:table-cell table:style-name="ce1" office:value-type="string" calcext:value-type="string">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26" office:value-type="string" calcext:value-type="string">
            <text:p>LC fit notes</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26" office:value-type="string" calcext:value-type="string">
            <text:p>in?</text:p>
          </table:table-cell>
          <table:table-cell table:style-name="ce26" office:value-type="string" calcext:value-type="string">
            <text:p>why not?</text:p>
          </table:table-cell>
          <table:table-cell table:style-name="ce26" office:value-type="string" calcext:value-type="string">
            <text:p>Comments</text:p>
          </table:table-cell>
          <table:table-cell table:style-name="ce26" office:value-type="string" calcext:value-type="string">
            <text:p>DEBCat?</text:p>
          </table:table-cell>
          <table:table-cell table:style-name="ce26" office:value-type="string" calcext:value-type="string">
            <text:p>Other Cat?</text:p>
          </table:table-cell>
          <table:table-cell table:style-name="ce26" office:value-type="string" calcext:value-type="string">
            <text:p>Known characterisation</text:p>
          </table:table-cell>
          <table:table-cell table:number-columns-repeated="16363"/>
        </table:table-row>
        <table:table-row table:style-name="ro2">
          <table:table-cell table:style-name="ce2" office:value-type="string" calcext:value-type="string">
            <text:p>0000737546</text:p>
          </table:table-cell>
          <table:table-cell table:style-name="ce6" office:value-type="float" office:value="0.568" calcext:value-type="float">
            <text:p>0.568</text:p>
          </table:table-cell>
          <table:table-cell table:style-name="ce6" office:value-type="float" office:value="1438.135292" calcext:value-type="float">
            <text:p>1438.135</text:p>
          </table:table-cell>
          <table:table-cell table:style-name="ce6" office:value-type="float" office:value="0.000162843" calcext:value-type="float">
            <text:p>0.000</text:p>
          </table:table-cell>
          <table:table-cell table:style-name="ce6" office:value-type="float" office:value="3.0677452" calcext:value-type="float">
            <text:p>3.068</text:p>
          </table:table-cell>
          <table:table-cell office:value-type="float" office:value="0.00009883433" calcext:value-type="float">
            <text:p>0.00009883433</text:p>
          </table:table-cell>
          <table:table-cell table:style-name="ce12"/>
          <table:table-cell table:style-name="ce23"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clear eclipses of ~0.4 &amp; ~0.05 mag and ellipsoidal variation.</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probably too close for good fit with jktebop</text:p>
          </table:table-cell>
          <table:table-cell table:style-name="ce27"/>
          <table:table-cell table:style-name="ce16"/>
          <table:table-cell/>
          <table:table-cell table:style-name="ce28"/>
          <table:table-cell table:number-columns-repeated="16363"/>
        </table:table-row>
        <table:table-row table:style-name="ro1">
          <table:table-cell table:style-name="ce2" office:value-type="string" calcext:value-type="string">
            <text:p>0001220444</text:p>
          </table:table-cell>
          <table:table-cell table:style-name="ce6"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 (&lt;0.05)</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style-name="ce13"/>
          <table:table-cell table:number-columns-repeated="16362"/>
        </table:table-row>
        <table:table-row table:style-name="ro1">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 (&lt;0.03)</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style-name="ce13"/>
          <table:table-cell table:number-columns-repeated="16362"/>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of &gt; 0.3 mag. Possible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style-name="ce13"/>
          <table:table-cell table:number-columns-repeated="16362"/>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lt; 0.01 mag. Possibly SD.</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style-name="ce13"/>
          <table:table-cell table:number-columns-repeated="16362"/>
        </table:table-row>
        <table:table-row table:style-name="ro2">
          <table:table-cell table:style-name="ce3" office:value-type="string" calcext:value-type="string">
            <text:p>0007695666</text:p>
          </table:table-cell>
          <table:table-cell table:style-name="ce8" office:value-type="float" office:value="0.093" calcext:value-type="float">
            <text:p>0.093</text:p>
          </table:table-cell>
          <table:table-cell table:style-name="ce8" office:value-type="float" office:value="1429.243404" calcext:value-type="float">
            <text:p>1429.243</text:p>
          </table:table-cell>
          <table:table-cell table:style-name="ce8" office:value-type="float" office:value="0.0000396088" calcext:value-type="float">
            <text:p>0.000</text:p>
          </table:table-cell>
          <table:table-cell table:style-name="ce8" office:value-type="float" office:value="17.5537009" calcext:value-type="float">
            <text:p>17.554</text:p>
          </table:table-cell>
          <table:table-cell office:value-type="float" office:value="0.0009331045" calcext:value-type="float">
            <text:p>0.0009331045</text:p>
          </table:table-cell>
          <table:table-cell table:style-name="ce14"/>
          <table:table-cell table:style-name="ce8" office:value-type="float" office:value="1.717" calcext:value-type="float">
            <text:p>1.717</text:p>
          </table:table-cell>
          <table:table-cell table:style-name="ce21"/>
          <table:table-cell table:style-name="ce21" office:value-type="float" office:value="2" calcext:value-type="float">
            <text:p>2</text:p>
          </table:table-cell>
          <table:table-cell table:style-name="ce29" office:value-type="string" calcext:value-type="string">
            <text:p>Sectors 4 &amp; 5 show nice LCs with v deep eclipses of ~0.5 and ~0.4 mag. Secondary very early == highly eccentric.</text:p>
          </table:table-cell>
          <table:table-cell table:style-name="ce29" office:value-type="string" calcext:value-type="string">
            <text:p>Highly eccentric; phiS ~0.17.</text:p>
            <text:p>Test of S4+5 struggle to find any sort of usable fit.</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eed to find a reliable LC fit</text:p>
          </table:table-cell>
          <table:table-cell table:style-name="ce29"/>
          <table:table-cell table:style-name="ce41" office:value-type="string" calcext:value-type="string">
            <text:p>N</text:p>
          </table:table-cell>
          <table:table-cell/>
          <table:table-cell table:style-name="ce28"/>
          <table:table-cell table:number-columns-repeated="16363"/>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lt;0.02 mag) and tess-ebs ephemeris appears incorrect</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how eclipses of ~0.5 and ~0.05 mag. Strong ellipsoidal effect hints at very close system.</text:p>
          </table:table-cell>
          <table:table-cell table:style-name="ce28" office:value-type="string" calcext:value-type="string">
            <text:p>Maven predicts rA+rB ~ 0.5.</text:p>
            <text:p>Unable to get close fits with jktebop; rA+rB ~ 0.56.</text:p>
          </table:table-cell>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nd v. shallow eclipses (&lt;0.05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13325340</text:p>
          </table:table-cell>
          <table:table-cell table:style-name="ce6" office:value-type="float" office:value="0.578" calcext:value-type="float">
            <text:p>0.578</text:p>
          </table:table-cell>
          <table:table-cell table:style-name="ce6" office:value-type="float" office:value="1438.15326" calcext:value-type="float">
            <text:p>1438.153</text:p>
          </table:table-cell>
          <table:table-cell table:style-name="ce6" office:value-type="float" office:value="0.0000256556" calcext:value-type="float">
            <text:p>0.000</text:p>
          </table:table-cell>
          <table:table-cell table:style-name="ce7" office:value-type="float" office:value="0.8930911" calcext:value-type="float">
            <text:p>0.893</text:p>
          </table:table-cell>
          <table:table-cell office:value-type="float" office:value="0.000007311011" calcext:value-type="float">
            <text:p>0.000007311011</text:p>
          </table:table-cell>
          <table:table-cell table:style-name="ce13"/>
          <table:table-cell table:style-name="ce6" office:value-type="float" office:value="0.968" calcext:value-type="float">
            <text:p>0.968</text:p>
          </table:table-cell>
          <table:table-cell office:value-type="string" calcext:value-type="string">
            <text:p>G2/6V+M1/G6V</text:p>
          </table:table-cell>
          <table:table-cell office:value-type="float" office:value="1" calcext:value-type="float">
            <text:p>1</text:p>
          </table:table-cell>
          <table:table-cell table:style-name="ce28" office:value-type="string" calcext:value-type="string">
            <text:p>S5 has clear eclipses of ~0.4 mag.</text:p>
          </table:table-cell>
          <table:table-cell table:style-name="ce28" office:value-type="string" calcext:value-type="string">
            <text:p>Maven predicts rA+rB ~ 0.46.</text:p>
            <text:p>Test of S5 quickly fits, but resids show it is not close. rA+rB ~ 0.5</text:p>
          </table:table-cell>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office:value-type="string" calcext:value-type="string">
            <text:p>In Gaia TBOSB (per=0.672384)</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013957444</text:p>
          </table:table-cell>
          <table:table-cell table:style-name="ce6" office:value-type="float" office:value="0.257" calcext:value-type="float">
            <text:p>0.257</text:p>
          </table:table-cell>
          <table:table-cell table:style-name="ce6" office:value-type="float" office:value="1441.439086" calcext:value-type="float">
            <text:p>1441.439</text:p>
          </table:table-cell>
          <table:table-cell table:style-name="ce6" office:value-type="float" office:value="0.0000779395" calcext:value-type="float">
            <text:p>0.000</text:p>
          </table:table-cell>
          <table:table-cell table:style-name="ce6" office:value-type="float" office:value="3.7404363" calcext:value-type="float">
            <text:p>3.740</text:p>
          </table:table-cell>
          <table:table-cell office:value-type="float" office:value="0.000001056554" calcext:value-type="float">
            <text:p>0.000001056554</text:p>
          </table:table-cell>
          <table:table-cell table:style-name="ce13"/>
          <table:table-cell table:style-name="ce7" office:value-type="float" office:value="14.443" calcext:value-type="float">
            <text:p>14.443</text:p>
          </table:table-cell>
          <table:table-cell office:value-type="string" calcext:value-type="string">
            <text:p>F6V</text:p>
          </table:table-cell>
          <table:table-cell office:value-type="float" office:value="2" calcext:value-type="float">
            <text:p>2</text:p>
          </table:table-cell>
          <table:table-cell table:style-name="ce28" office:value-type="string" calcext:value-type="string">
            <text:p>S 5 &amp; 32 have prim of ~0.1 &amp; sec &lt;0.02 mag</text:p>
          </table:table-cell>
          <table:table-cell table:style-name="ce28" office:value-type="string" calcext:value-type="string">
            <text:p>slightly ecc (phiS ~ 0.48).</text:p>
            <text:p>ebop maven preds out for k &amp; J.</text:p>
          </table:table-cell>
          <table:table-cell table:style-name="ce32" office:value-type="string" calcext:value-type="string">
            <text:p>Y</text:p>
          </table:table-cell>
          <table:table-cell table:style-name="ce16" table:number-columns-repeated="2"/>
          <table:table-cell table:style-name="ce16" office:value-type="string" calcext:value-type="string">
            <text:p>possible</text:p>
          </table:table-cell>
          <table:table-cell table:style-name="ce28" office:value-type="string" calcext:value-type="string">
            <text:p>sec is 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 of ~0.015 &amp; ~0.005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 of &lt;0.005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23"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prim ~0.7 &amp; sec 0.1 mag with pronounced ellipsoidal variation.</text:p>
          </table:table-cell>
          <table:table-cell table:style-name="ce27" office:value-type="string" calcext:value-type="string">
            <text:p>Maven predicts rA+rB ~ 0.49.</text:p>
            <text:p>Test fit fails to find a good fit (poor fit to eclipses seen in the resids).</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16"/>
          <table:table-cell/>
          <table:table-cell table:style-name="ce28"/>
          <table:table-cell table:number-columns-repeated="16363"/>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28" office:value-type="string" calcext:value-type="string">
            <text:p>Maven predicts rA+rB ~ 0.52</text:p>
          </table:table-cell>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8"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nd trouble fitting S61</text:p>
          </table:table-cell>
          <table:table-cell table:style-name="ce29" office:value-type="string" calcext:value-type="string">
            <text:p>shallow secondary is mitigated by being total</text:p>
          </table:table-cell>
          <table:table-cell table:style-name="ce41" office:value-type="string" calcext:value-type="string">
            <text:p>N</text:p>
          </table:table-cell>
          <table:table-cell/>
          <table:table-cell table:style-name="ce28"/>
          <table:table-cell table:number-columns-repeated="16363"/>
        </table:table-row>
        <table:table-row table:style-name="ro4">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of ~0.02 mag. Secondary is negligible or we need to consider per of 2*tess-ebs value.</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28"/>
          <table:table-cell table:style-name="ce32"/>
          <table:table-cell table:style-name="ce16" table:number-columns-repeated="3"/>
          <table:table-cell table:style-name="ce28" office:value-type="string" calcext:value-type="string">
            <text:p>too difficult</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 of ~0.001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8"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41" office:value-type="string" calcext:value-type="string">
            <text:p>N</text:p>
          </table:table-cell>
          <table:table-cell/>
          <table:table-cell table:style-name="ce28"/>
          <table:table-cell table:number-columns-repeated="16363"/>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of ~0.005 &amp; ~0.0025 mag. <text:span text:style-name="T1">Semi-detached</text:span> or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office:value-type="string" calcext:value-type="string">
            <text:p>In Gaia TBOSB (per=2.740285)</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of ~0.01 mag. Either sec is negligible or per is 2*tess-ebs value.</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13" office:value-type="string" calcext:value-type="string">
            <text:p>BR Hyi</text:p>
          </table:table-cell>
          <table:table-cell table:style-name="ce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of ~0.25 and &lt;0.05 mag. Likely </text:span><text:span text:style-name="T3">semi-detached.</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 (&lt;0.02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8"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of &gt;0.6 mag. Either v. v. shallow sec or period is double TESS-ebs</text:p>
          </table:table-cell>
          <table:table-cell table:style-name="ce29" office:value-type="string" calcext:value-type="string">
            <text:p>Test of S5, 6, 7 with quad detrend and LD params based on teff=5600, logg=4 finds fits with mean rA+rB~0.2, k~1.1, J~1.0 &amp; LR~1.15. </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office:value-type="string" calcext:value-type="string">
            <text:p>In Gaia TBOSB (period 1.655498 d is wrong)</text:p>
          </table:table-cell>
          <table:table-cell table:style-name="ce41" office:value-type="string" calcext:value-type="string">
            <text:p>N</text:p>
          </table:table-cell>
          <table:table-cell/>
          <table:table-cell table:style-name="ce28"/>
          <table:table-cell table:number-columns-repeated="16363"/>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8"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41" office:value-type="string" calcext:value-type="string">
            <text:p>N</text:p>
          </table:table-cell>
          <table:table-cell/>
          <table:table-cell table:style-name="ce28"/>
          <table:table-cell table:number-columns-repeated="16363"/>
        </table:table-row>
        <table:table-row table:style-name="ro5">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8"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29"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41" office:value-type="string" calcext:value-type="string">
            <text:p>N</text:p>
          </table:table-cell>
          <table:table-cell/>
          <table:table-cell table:style-name="ce28"/>
          <table:table-cell table:number-columns-repeated="16363"/>
        </table:table-row>
        <table:table-row table:style-name="ro2">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Eclipses of ~0.3 &amp; ~0.1 mag and strong ellipsoidal effect + some variability. Very close or <text:span text:style-name="T1">semi-detached</text:span></text:p>
          </table:table-cell>
          <table:table-cell table:style-name="ce28" office:value-type="string" calcext:value-type="string">
            <text:p>Maven predicts rA+rB ~ 0.5</text:p>
          </table:table-cell>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31273263</text:p>
          </table:table-cell>
          <table:table-cell table:style-name="ce6"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28" office:value-type="string" calcext:value-type="string">
            <text:p>Test of S1-4 joined, with per=2*tess-ebs,is unable to find any sort of usable fit.</text:p>
            <text:p>May need to clip LC between eclipses of apply flattening.</text:p>
          </table:table-cell>
          <table:table-cell table:style-name="ce32"/>
          <table:table-cell table:style-name="ce16" table:number-columns-repeated="2"/>
          <table:table-cell table:style-name="ce16" office:value-type="string" calcext:value-type="string">
            <text:p>possible</text:p>
          </table:table-cell>
          <table:table-cell table:style-name="ce28" office:value-type="string" calcext:value-type="string">
            <text:p>requires more work than a simple pipeline can give</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28" office:value-type="string" calcext:value-type="string">
            <text:p>ebop maven gives rA+rB ~ 0.56 and test fits back this up</text:p>
          </table:table-cell>
          <table:table-cell table:style-name="ce32"/>
          <table:table-cell table:style-name="ce16" table:number-columns-repeated="2"/>
          <table:table-cell table:style-name="ce16" office:value-type="string" calcext:value-type="string">
            <text:p>possible</text:p>
          </table:table-cell>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1810287</text:p>
          </table:table-cell>
          <table:table-cell table:style-name="ce6" office:value-type="float" office:value="0.233" calcext:value-type="float">
            <text:p>0.233</text:p>
          </table:table-cell>
          <table:table-cell table:style-name="ce6" office:value-type="float" office:value="1519.989686" calcext:value-type="float">
            <text:p>1519.990</text:p>
          </table:table-cell>
          <table:table-cell table:style-name="ce6" office:value-type="float" office:value="0.000116182" calcext:value-type="float">
            <text:p>0.000</text:p>
          </table:table-cell>
          <table:table-cell table:style-name="ce6" office:value-type="float" office:value="4.7615506" calcext:value-type="float">
            <text:p>4.762</text:p>
          </table:table-cell>
          <table:table-cell office:value-type="float" office:value="0.0000006801925" calcext:value-type="float">
            <text:p>0.0000006801925</text:p>
          </table:table-cell>
          <table:table-cell/>
          <table:table-cell table:style-name="ce6" office:value-type="float" office:value="1.071" calcext:value-type="float">
            <text:p>1.071</text:p>
          </table:table-cell>
          <table:table-cell/>
          <table:table-cell office:value-type="float" office:value="6" calcext:value-type="float">
            <text:p>6</text:p>
          </table:table-cell>
          <table:table-cell table:style-name="ce28" office:value-type="string" calcext:value-type="string">
            <text:p>Slow variability and eclipses of ~0.35 mag &amp; sec 0.05 mag.</text:p>
          </table:table-cell>
          <table:table-cell table:style-name="ce28" office:value-type="string" calcext:value-type="string">
            <text:p>ebop maven preds hint at evolved B star (k&gt;1 &amp; J&lt;&lt;1).</text:p>
            <text:p>Cannot get a good fit (S8 or 36).</text:p>
          </table:table-cell>
          <table:table-cell table:style-name="ce32"/>
          <table:table-cell table:style-name="ce16" table:number-columns-repeated="2"/>
          <table:table-cell table:style-name="ce16" office:value-type="string" calcext:value-type="string">
            <text:p>possible</text:p>
          </table:table-cell>
          <table:table-cell table:style-name="ce28" office:value-type="string" calcext:value-type="string">
            <text:p>woulld like to include this – more work on jktebop fitting</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 of ~0.03 &amp; ~0.02 mag.</text:p>
          </table:table-cell>
          <table:table-cell table:style-name="ce28" office:value-type="string" calcext:value-type="string">
            <text:p>Secondary appears deeper so ephemeris may need correcting.</text:p>
          </table:table-cell>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Eclipses of ~0.12 &amp; sec ~0.02 mag + variability between eclipses and flares.</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2702481</text:p>
          </table:table-cell>
          <table:table-cell table:style-name="ce6" office:value-type="float" office:value="0.339" calcext:value-type="float">
            <text:p>0.339</text:p>
          </table:table-cell>
          <table:table-cell table:style-name="ce6" office:value-type="float" office:value="1438.351494" calcext:value-type="float">
            <text:p>1438.351</text:p>
          </table:table-cell>
          <table:table-cell table:style-name="ce6" office:value-type="float" office:value="0.0061095" calcext:value-type="float">
            <text:p>0.006</text:p>
          </table:table-cell>
          <table:table-cell table:style-name="ce6" office:value-type="float" office:value="1.8977979" calcext:value-type="float">
            <text:p>1.898</text:p>
          </table:table-cell>
          <table:table-cell office:value-type="float" office:value="0.0000157613" calcext:value-type="float">
            <text:p>0.0000157613</text:p>
          </table:table-cell>
          <table:table-cell/>
          <table:table-cell table:style-name="ce6" office:value-type="float" office:value="1.103" calcext:value-type="float">
            <text:p>1.103</text:p>
          </table:table-cell>
          <table:table-cell office:value-type="string" calcext:value-type="string">
            <text:p>G8V</text:p>
          </table:table-cell>
          <table:table-cell office:value-type="float" office:value="5" calcext:value-type="float">
            <text:p>5</text:p>
          </table:table-cell>
          <table:table-cell table:style-name="ce28" office:value-type="string" calcext:value-type="string">
            <text:p>Variability (starspots?). Eclipses of ~0.3 <text:s/>&amp; sec 0.1 mag.</text:p>
          </table:table-cell>
          <table:table-cell table:style-name="ce28"/>
          <table:table-cell table:style-name="ce32"/>
          <table:table-cell table:style-name="ce16" table:number-columns-repeated="2"/>
          <table:table-cell table:style-name="ce16" office:value-type="string" calcext:value-type="string">
            <text:p>possible</text:p>
          </table:table-cell>
          <table:table-cell table:style-name="ce28" office:value-type="string" calcext:value-type="string">
            <text:p>there are easier targets</text:p>
          </table:table-cell>
          <table:table-cell table:style-name="ce28"/>
          <table:table-cell table:style-name="ce16"/>
          <table:table-cell/>
          <table:table-cell table:style-name="ce28"/>
          <table:table-cell table:number-columns-repeated="16363"/>
        </table:table-row>
        <table:table-row table:style-name="ro5">
          <table:table-cell table:style-name="ce4" office:value-type="string" calcext:value-type="string">
            <text:p>0032759110</text:p>
          </table:table-cell>
          <table:table-cell table:style-name="ce9"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9"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eclipses of ~0.17 &amp; sec ~0.15 mag. Moderate noise and occasional flare.</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16"/>
          <table:table-cell table:style-name="ce45" office:value-type="string" calcext:value-type="string">
            <text:p>JustesenAlbrecht21apj</text:p>
          </table:table-cell>
          <table:table-cell table:style-name="ce28" office:value-type="string" calcext:value-type="string">
            <text:p>J+A gives k ~ 0.65, a/R1 ~ 29.035, inc ~ 88.235, LR ~ 0.326, teffs ~ 3002 &amp; 2883</text:p>
          </table:table-cell>
          <table:table-cell table:number-columns-repeated="16363"/>
        </table:table-row>
        <table:table-row table:style-name="ro1">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Shallow eclipses of ~0.05 mag + flares. Also T0 looks out.</text:p>
          </table:table-cell>
          <table:table-cell table:style-name="ce28" office:value-type="string" calcext:value-type="string">
            <text:p>T0 incorrect</text:p>
          </table:table-cell>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Eclipses of ~0.10 &amp; ~0.03 mag. Large amount of variability in LC between sectors.</text:p>
          </table:table-cell>
          <table:table-cell table:style-name="ce28" office:value-type="string" calcext:value-type="string">
            <text:p>Maven predicts rA+rB ~ 0.44</text:p>
          </table:table-cell>
          <table:table-cell table:style-name="ce32"/>
          <table:table-cell table:style-name="ce16" table:number-columns-repeated="3"/>
          <table:table-cell table:style-name="ce28" office:value-type="string" calcext:value-type="string">
            <text:p>shallow and 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office:value-type="string" calcext:value-type="string">
            <text:p>IQ CMa</text:p>
          </table:table-cell>
          <table:table-cell table:style-name="ce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Eclipses of ~0.35 &amp; 0.05 mag and strong ellipsoidal effect.  Likely <text:span text:style-name="T1">SD</text:span></text:p>
          </table:table-cell>
          <table:table-cell table:style-name="ce28" office:value-type="string" calcext:value-type="string">
            <text:p>Maven predicts rA+rB ~ 0.6</text:p>
          </table:table-cell>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9"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16"/>
          <table:table-cell table:style-name="ce45" office:value-type="string" calcext:value-type="string">
            <text:p>JustesenAlbrecht21apj</text:p>
          </table:table-cell>
          <table:table-cell table:style-name="ce28" office:value-type="string" calcext:value-type="string">
            <text:p>J+A gives k ~ 0.306, a/R1 ~ 21.64, inc ~ 89.043, LR ~ 0.00405, teffs ~ 6306 &amp; 3118</text:p>
          </table:table-cell>
          <table:table-cell table:number-columns-repeated="16363"/>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of ~0.05 &amp; ~0.02. Possible source of L3 nearby.</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 of ~0.01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8"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29" office:value-type="string" calcext:value-type="string">
            <text:p>When fitting lots of variation between sectors. Need to treat Lcs – flattening.</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style-name="ce16"/>
          <table:table-cell/>
          <table:table-cell table:style-name="ce28"/>
          <table:table-cell table:number-columns-repeated="16363"/>
        </table:table-row>
        <table:table-row table:style-name="ro1">
          <table:table-cell table:style-name="ce2" office:value-type="string" calcext:value-type="string">
            <text:p>0038678931</text:p>
          </table:table-cell>
          <table:table-cell table:style-name="ce6"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28" office:value-type="string" calcext:value-type="string">
            <text:p>test fit S6 &amp; 7 combined not good.</text:p>
            <text:p>Needs work to “remove” variability.</text:p>
          </table:table-cell>
          <table:table-cell table:style-name="ce32"/>
          <table:table-cell table:style-name="ce16" table:number-columns-repeated="3"/>
          <table:table-cell table:style-name="ce28" office:value-type="string" calcext:value-type="string">
            <text:p>shallow and complications</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38699825</text:p>
          </table:table-cell>
          <table:table-cell table:style-name="ce6" office:value-type="float" office:value="0.592" calcext:value-type="float">
            <text:p>0.592</text:p>
          </table:table-cell>
          <table:table-cell table:style-name="ce6" office:value-type="float" office:value="1410.972435" calcext:value-type="float">
            <text:p>1410.972</text:p>
          </table:table-cell>
          <table:table-cell table:style-name="ce6" office:value-type="float" office:value="0.00400272" calcext:value-type="float">
            <text:p>0.004</text:p>
          </table:table-cell>
          <table:table-cell table:style-name="ce6" office:value-type="float" office:value="2.0846441" calcext:value-type="float">
            <text:p>2.085</text:p>
          </table:table-cell>
          <table:table-cell office:value-type="float" office:value="0.00001087614" calcext:value-type="float">
            <text:p>0.00001087614</text:p>
          </table:table-cell>
          <table:table-cell table:style-name="ce12" office:value-type="string" calcext:value-type="string">
            <text:p>VW Ret</text:p>
          </table:table-cell>
          <table:table-cell table:style-name="ce24" office:value-type="float" office:value="2.416" calcext:value-type="float">
            <text:p>2.416</text:p>
          </table:table-cell>
          <table:table-cell table:style-name="ce22" office:value-type="string" calcext:value-type="string">
            <text:p>F0V</text:p>
          </table:table-cell>
          <table:table-cell table:style-name="ce22" office:value-type="float" office:value="34" calcext:value-type="float">
            <text:p>34</text:p>
          </table:table-cell>
          <table:table-cell table:style-name="ce27" office:value-type="string" calcext:value-type="string">
            <text:p>Eclipses of ~0.4 &amp; 0.35 mag and ellipsoidal variation (very CW Eri like!).</text:p>
          </table:table-cell>
          <table:table-cell table:style-name="ce27" office:value-type="string" calcext:value-type="string">
            <text:p>Maven predicts rA+rB ~ 0.47.</text:p>
            <text:p>Test fit of S2 finds similar albeit with suspect resids on eclipses.</text:p>
          </table:table-cell>
          <table:table-cell table:style-name="ce31" office:value-type="string" calcext:value-type="string">
            <text:p>Y</text:p>
          </table:table-cell>
          <table:table-cell table:style-name="ce22" table:number-columns-repeated="2"/>
          <table:table-cell table:style-name="ce35" office:value-type="string" calcext:value-type="string">
            <text:p>possible</text:p>
          </table:table-cell>
          <table:table-cell table:style-name="ce27" office:value-type="string" calcext:value-type="string">
            <text:p>too close for jktebop</text:p>
          </table:table-cell>
          <table:table-cell table:style-name="ce27" office:value-type="string" calcext:value-type="string">
            <text:p>In Gaia TBOSB (per=2.085)</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28"/>
          <table:table-cell table:style-name="ce32"/>
          <table:table-cell table:style-name="ce16" table:number-columns-repeated="3"/>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of ~0.01 mag. Either v.v. shallow sec or need to double TESS-ebs period.</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28"/>
          <table:table-cell table:style-name="ce32"/>
          <table:table-cell table:style-name="ce16" table:number-columns-repeated="3"/>
          <table:table-cell table:style-name="ce28" table:number-columns-repeated="2"/>
          <table:table-cell table:style-name="ce16"/>
          <table:table-cell/>
          <table:table-cell table:style-name="ce28"/>
          <table:table-cell table:number-columns-repeated="16363"/>
        </table:table-row>
        <table:table-row table:style-name="ro2">
          <table:table-cell table:style-name="ce2" office:value-type="string" calcext:value-type="string">
            <text:p>0041591173</text:p>
          </table:table-cell>
          <table:table-cell table:style-name="ce6"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28" office:value-type="string" calcext:value-type="string">
            <text:p>will need lots of work</text:p>
          </table:table-cell>
          <table:table-cell table:style-name="ce32"/>
          <table:table-cell table:style-name="ce16" table:number-columns-repeated="3"/>
          <table:table-cell table:style-name="ce28" office:value-type="string" calcext:value-type="string">
            <text:p>shallow and no clear secondary</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1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6 &amp; S7 are noisy with v. shallow eclipses ~0.02 &amp; &lt; 0.01 mag</text:p>
          </table:table-cell>
          <table:table-cell table:style-name="ce28"/>
          <table:table-cell table:style-name="ce32"/>
          <table:table-cell table:style-name="ce16" table:number-columns-repeated="3"/>
          <table:table-cell table:style-name="ce28" office:value-type="string" calcext:value-type="string">
            <text:p>too shallow</text:p>
          </table:table-cell>
          <table:table-cell table:style-name="ce28" office:value-type="string" calcext:value-type="string">
            <text:p>Nothing from Gaia</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28"/>
          <table:table-cell table:style-name="ce16" table:number-columns-repeated="4"/>
          <table:table-cell table:style-name="ce28" office:value-type="string" calcext:value-type="string">
            <text:p>too close for jktebop</text:p>
          </table:table-cell>
          <table:table-cell table:style-name="ce28" office:value-type="string" calcext:value-type="string">
            <text:p>In Gaia TBOSB (per=0.617)</text:p>
          </table:table-cell>
          <table:table-cell table:style-name="ce16"/>
          <table:table-cell/>
          <table:table-cell table:style-name="ce28"/>
          <table:table-cell table:number-columns-repeated="16363"/>
        </table:table-row>
        <table:table-row table:style-name="ro2">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0.01 mag). <text:s/>Either v.v. shallow sec or need to double TESS-ebs period.</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49701947</text:p>
          </table:table-cell>
          <table:table-cell table:style-name="ce6"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 of ~0.03 mag + variability (spots). <text:s/>Cannot see a secondar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28" office:value-type="string" calcext:value-type="string">
            <text:p>will need lots of work</text:p>
          </table:table-cell>
          <table:table-cell table:style-name="ce16" table:number-columns-repeated="3"/>
          <table:table-cell table:style-name="ce16" office:value-type="string" calcext:value-type="string">
            <text:p>possible</text:p>
          </table:table-cell>
          <table:table-cell table:style-name="ce28"/>
          <table:table-cell table:style-name="ce28" office:value-type="string" calcext:value-type="string">
            <text:p>Nothing from Gaia</text:p>
          </table:table-cell>
          <table:table-cell table:style-name="ce16"/>
          <table:table-cell/>
          <table:table-cell table:style-name="ce28"/>
          <table:table-cell table:number-columns-repeated="16363"/>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1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both ~0.1 mag + flares. Slight variation between sectors. pdcsap helps with distortions.</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 of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amp;7, 33&amp;34. Shallow eclipses (~0.01 mag) <text:s/>and variabilit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2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0.01 mag) <text:s/>and variabilit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5">
          <table:table-cell table:style-name="ce2" office:value-type="string" calcext:value-type="string">
            <text:p>0052924466</text:p>
          </table:table-cell>
          <table:table-cell table:style-name="ce6"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23"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amp;7 and 33&amp;34. Shallow prim (~0.04) and sec (~0.025 mag). First set cleaner and include 1*prim and 2*sec eclipses. Some slow variability between eclipses.</text:p>
          </table:table-cell>
          <table:table-cell table:style-name="ce27" office:value-type="string" calcext:value-type="string">
            <text:p>Shallow eclipses.</text:p>
            <text:p>Test fit not at all good. Lcs may need flattening.</text:p>
          </table:table-cell>
          <table:table-cell table:style-name="ce31"/>
          <table:table-cell table:style-name="ce22" table:number-columns-repeated="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style-name="ce16"/>
          <table:table-cell/>
          <table:table-cell table:style-name="ce28"/>
          <table:table-cell table:number-columns-repeated="16363"/>
        </table:table-row>
        <table:table-row table:style-name="ro2">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2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0.03 mag). Either negligible sec or 2*TESS-ebs period.</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53122807</text:p>
          </table:table-cell>
          <table:table-cell table:style-name="ce6"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0.01 mag). Suspect TESS-ebs ephemeris.</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8"/>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of ~0.23 &amp; ~0.20 mag. Stochastic variability evident. Suspect TESS-ebs ephermeris.</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Cakirli+2025</text:span></text:p>
          </table:table-cell>
          <table:table-cell table:style-name="ce16"/>
          <table:table-cell table:style-name="ce46" office:value-type="string" calcext:value-type="string">
            <text:p><text:a xlink:href="https://doi.org/10.1093/mnras/staf1697" xlink:type="simple">https://doi.org/10.1093/mnras/staf1697</text:a></text:p>
          </table:table-cell>
          <table:table-cell table:style-name="ce28"/>
          <table:table-cell table:number-columns-repeated="16363"/>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2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28"/>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28"/>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1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of ~0.09 and ~0.08 mag. Suspect tess-ebs ephemeris; need to double period and switch t0.</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office:value-type="string" calcext:value-type="string">
            <text:p>In Gaia TBOSB (per=3.958969)</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055383975</text:p>
          </table:table-cell>
          <table:table-cell table:style-name="ce6"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28" office:value-type="string" calcext:value-type="string">
            <text:p>Test fit with S30-39 combined. Not a good fit. Will take some effort to get this to work.</text:p>
          </table:table-cell>
          <table:table-cell table:style-name="ce16" office:value-type="string" calcext:value-type="string">
            <text:p>Y</text:p>
          </table:table-cell>
          <table:table-cell table:style-name="ce16" table:number-columns-repeated="2"/>
          <table:table-cell table:style-name="ce16" office:value-type="string" calcext:value-type="string">
            <text:p>possible</text:p>
          </table:table-cell>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3" office:value-type="string" calcext:value-type="string">
            <text:p>0055404385</text:p>
          </table:table-cell>
          <table:table-cell table:style-name="ce8" office:value-type="float" office:value="0.324" calcext:value-type="float">
            <text:p>0.324</text:p>
          </table:table-cell>
          <table:table-cell table:style-name="ce8" office:value-type="float" office:value="1571.81904" calcext:value-type="float">
            <text:p>1571.819</text:p>
          </table:table-cell>
          <table:table-cell table:style-name="ce8" office:value-type="float" office:value="0.0000306645" calcext:value-type="float">
            <text:p>0.000</text:p>
          </table:table-cell>
          <table:table-cell table:style-name="ce8" office:value-type="float" office:value="2.9520513" calcext:value-type="float">
            <text:p>2.952</text:p>
          </table:table-cell>
          <table:table-cell office:value-type="float" office:value="0.000000232347" calcext:value-type="float">
            <text:p>0.000000232347</text:p>
          </table:table-cell>
          <table:table-cell table:style-name="ce15" office:value-type="string" calcext:value-type="string">
            <text:p>AR Dor</text:p>
          </table:table-cell>
          <table:table-cell table:style-name="ce8" office:value-type="float" office:value="1.066" calcext:value-type="float">
            <text:p>1.066</text:p>
          </table:table-cell>
          <table:table-cell table:style-name="ce21" office:value-type="string" calcext:value-type="string">
            <text:p>F5V</text:p>
          </table:table-cell>
          <table:table-cell table:style-name="ce21" office:value-type="float" office:value="37" calcext:value-type="float">
            <text:p>37</text:p>
          </table:table-cell>
          <table:table-cell table:style-name="ce29" office:value-type="string" calcext:value-type="string">
            <text:p>Clear eclipses ~0.12 &amp; sec ~0.04 mag. Some variability (starspots?).</text:p>
          </table:table-cell>
          <table:table-cell table:style-name="ce29" office:value-type="string" calcext:value-type="string">
            <text:p>Maven predicts rA+rB ~ 0.22 for S2.</text:p>
            <text:p>Test of S2 (with warnings) finds fit which hints at evolved secondary; k ~ 2 and J ~ 0.4</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shallow</text:p>
          </table:table-cell>
          <table:table-cell table:style-name="ce29"/>
          <table:table-cell table:style-name="ce16"/>
          <table:table-cell/>
          <table:table-cell table:style-name="ce28"/>
          <table:table-cell table:number-columns-repeated="16363"/>
        </table:table-row>
        <table:table-row table:style-name="ro7">
          <table:table-cell table:style-name="ce4" office:value-type="string" calcext:value-type="string">
            <text:p>0055497281</text:p>
          </table:table-cell>
          <table:table-cell table:style-name="ce9"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9"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of ~0.5 and sec ~0.4 mag. Lots of sectors to select from.</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14.901320)</text:p>
            <text:p>Quickfit gives teffs both ~5900, radii 1.13 &amp; 1.14, masses both ~ 1.06, and log(age) ~ 9.51</text:p>
            <text:p>Flattening may improve LC fit further</text:p>
          </table:table-cell>
          <table:table-cell table:style-name="ce42" office:value-type="string" calcext:value-type="string">
            <text:p>Y</text:p>
          </table:table-cell>
          <table:table-cell office:value-type="string" calcext:value-type="string">
            <text:p>2021A&amp;A...649A.109G</text:p>
          </table:table-cell>
          <table:table-cell table:style-name="ce28"/>
          <table:table-cell table:number-columns-repeated="16363"/>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28" office:value-type="string" calcext:value-type="string">
            <text:p>LCs will likely require flattening.</text:p>
          </table:table-cell>
          <table:table-cell table:style-name="ce16" table:number-columns-repeated="3"/>
          <table:table-cell table:style-name="ce16" office:value-type="string" calcext:value-type="string">
            <text:p>possible</text:p>
          </table:table-cell>
          <table:table-cell table:style-name="ce28" table:number-columns-repeated="2"/>
          <table:table-cell table:style-name="ce16"/>
          <table:table-cell/>
          <table:table-cell table:style-name="ce28"/>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23" office:value-type="string" calcext:value-type="string">
            <text:p>no Gaia dist</text:p>
          </table:table-cell>
          <table:table-cell table:style-name="ce22"/>
          <table:table-cell table:style-name="ce22" office:value-type="float" office:value="21" calcext:value-type="float">
            <text:p>21</text:p>
          </table:table-cell>
          <table:table-cell table:style-name="ce27" office:value-type="string" calcext:value-type="string">
            <text:p>Clear eclipses of ~0.06 &amp; ~0.02 mag + some noise but otherwise clean. Some phase shift of the eclipses in later sectors.</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No distance in Gaia</text:p>
          </table:table-cell>
          <table:table-cell table:style-name="ce16"/>
          <table:table-cell/>
          <table:table-cell table:style-name="ce28"/>
          <table:table-cell table:number-columns-repeated="16363"/>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Eclipses of ~0.12 &amp; ~0.05 mag + strong ellipsoidal effect. Secondary may be total.</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4">
          <table:table-cell table:style-name="ce2" office:value-type="string" calcext:value-type="string">
            <text:p>0055652896</text:p>
          </table:table-cell>
          <table:table-cell table:style-name="ce6"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of ~0.02 mag and not clear where sec is. Later sectors &gt;60 show possible secondary but there seems to be more than one!</text:p>
          </table:table-cell>
          <table:table-cell table:style-name="ce28"/>
          <table:table-cell table:style-name="ce16" table:number-columns-repeated="3"/>
          <table:table-cell table:style-name="ce16" office:value-type="string" calcext:value-type="string">
            <text:p>possible</text:p>
          </table:table-cell>
          <table:table-cell table:style-name="ce28"/>
          <table:table-cell table:style-name="ce28" office:value-type="string" calcext:value-type="string">
            <text:p>There’s a lot going on here; too much for simple pipeline</text:p>
          </table:table-cell>
          <table:table-cell table:style-name="ce16"/>
          <table:table-cell/>
          <table:table-cell table:style-name="ce28"/>
          <table:table-cell table:number-columns-repeated="16363"/>
        </table:table-row>
        <table:table-row table:style-name="ro8">
          <table:table-cell table:style-name="ce4" office:value-type="string" calcext:value-type="string">
            <text:p>0055659311</text:p>
          </table:table-cell>
          <table:table-cell table:style-name="ce9"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9" office:value-type="string" calcext:value-type="string">
            <text:p>no DR3</text:p>
            <text:p>Parallax</text:p>
          </table:table-cell>
          <table:table-cell table:style-name="ce19"/>
          <table:table-cell table:style-name="ce19" office:value-type="float" office:value="26" calcext:value-type="float">
            <text:p>26</text:p>
          </table:table-cell>
          <table:table-cell table:style-name="ce30" office:value-type="string" calcext:value-type="string">
            <text:p>Clear deep eclipses, both ~0.25 &amp; ~0.24 mag.</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28"/>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9"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of ~0.33 &amp; 0.30 mag, and some ellipsoidal effect. Likely apsidal motion as phase shift of +0.05 in S87.</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3.065064)</text:p>
            <text:p>Despite the high morph an easy fit.</text:p>
            <text:p>Quickfit give teffs ~ 6000, radii 1.7 &amp; 2.5, masses ~ 1.3, and log(age) ~ 9.3</text:p>
          </table:table-cell>
          <table:table-cell table:style-name="ce16"/>
          <table:table-cell table:style-name="ce45" office:value-type="string" calcext:value-type="string">
            <text:p>JustesenAlbrecht21apj</text:p>
          </table:table-cell>
          <table:table-cell table:style-name="ce28" office:value-type="string" calcext:value-type="string">
            <text:p>J+A gives k ~ 0.665, a/R_1 ~ 4.958, inc ~ 85.524, LR ~ 0.434, teffs ~ 6522, 6480 K</text:p>
          </table:table-cell>
          <table:table-cell table:number-columns-repeated="16363"/>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9"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of ~0.35 &amp; 0.30 mag. Secondary eclipse may be total.</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28"/>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23"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27" office:value-type="string" calcext:value-type="string">
            <text:p>Maven predicts rA+rB ~ 0.21.</text:p>
            <text:p>Tests of S7 with SAP or PDCSAP based LCs are wayward.</text:p>
          </table:table-cell>
          <table:table-cell table:style-name="ce31" office:value-type="string" calcext:value-type="string">
            <text:p>Y</text:p>
          </table:table-cell>
          <table:table-cell table:style-name="ce22" table:number-columns-repeated="2"/>
          <table:table-cell table:style-name="ce35" office:value-type="string" calcext:value-type="string">
            <text:p>possible</text:p>
          </table:table-cell>
          <table:table-cell table:style-name="ce27" office:value-type="string" calcext:value-type="string">
            <text:p>proving rather difficult to fit</text:p>
          </table:table-cell>
          <table:table-cell table:style-name="ce27"/>
          <table:table-cell table:style-name="ce16"/>
          <table:table-cell/>
          <table:table-cell table:style-name="ce28"/>
          <table:table-cell table:number-columns-repeated="16363"/>
        </table:table-row>
        <table:table-row table:style-name="ro2">
          <table:table-cell table:style-name="ce2" office:value-type="string" calcext:value-type="string">
            <text:p>0066509654</text:p>
          </table:table-cell>
          <table:table-cell table:style-name="ce6" office:value-type="float" office:value="0.224" calcext:value-type="float">
            <text:p>0.224</text:p>
          </table:table-cell>
          <table:table-cell table:style-name="ce6" office:value-type="float" office:value="1491.241171" calcext:value-type="float">
            <text:p>1491.241</text:p>
          </table:table-cell>
          <table:table-cell table:style-name="ce6" office:value-type="float" office:value="0.000565978" calcext:value-type="float">
            <text:p>0.001</text:p>
          </table:table-cell>
          <table:table-cell table:style-name="ce6" office:value-type="float" office:value="5.289573" calcext:value-type="float">
            <text:p>5.290</text:p>
          </table:table-cell>
          <table:table-cell office:value-type="float" office:value="0.0001153249" calcext:value-type="float">
            <text:p>0.0001153249</text:p>
          </table:table-cell>
          <table:table-cell/>
          <table:table-cell table:style-name="ce6" office:value-type="float" office:value="1.154" calcext:value-type="float">
            <text:p>1.154</text:p>
          </table:table-cell>
          <table:table-cell/>
          <table:table-cell office:value-type="float" office:value="2" calcext:value-type="float">
            <text:p>2</text:p>
          </table:table-cell>
          <table:table-cell table:style-name="ce28" office:value-type="string" calcext:value-type="string">
            <text:p>S7 &amp; 61, Clear eclipses of ~0.15 mag + <text:s/>variability and flares. S7 distorted. Eclipse depths appear to differ over the two sectors.</text:p>
          </table:table-cell>
          <table:table-cell table:style-name="ce28" office:value-type="string" calcext:value-type="string">
            <text:p>Test of S61 finds gaussj errors. Fitting will need work.</text:p>
          </table:table-cell>
          <table:table-cell table:style-name="ce16" table:number-columns-repeated="3"/>
          <table:table-cell table:style-name="ce16" office:value-type="string" calcext:value-type="string">
            <text:p>possible</text:p>
          </table:table-cell>
          <table:table-cell table:style-name="ce27" office:value-type="string" calcext:value-type="string">
            <text:p>proving rather difficult to fit</text:p>
          </table:table-cell>
          <table:table-cell table:style-name="ce28"/>
          <table:table-cell table:style-name="ce16"/>
          <table:table-cell/>
          <table:table-cell table:style-name="ce28"/>
          <table:table-cell table:number-columns-repeated="16363"/>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9"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of ~0.6 &amp; 0.2 mag + variability (starspots) although S7 is pretty consistent..</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3"/>
          <table:table-cell table:style-name="ce45" office:value-type="string" calcext:value-type="string">
            <text:p>JustesenAlbrecht21apj</text:p>
          </table:table-cell>
          <table:table-cell table:style-name="ce28" office:value-type="string" calcext:value-type="string">
            <text:p>J+A gives k ~ 0.717, a/R_1 ~ 8.941, inc ~ 88.756, LR ~ 0.252, teffs ~ 6353 &amp; 5176 K</text:p>
          </table:table-cell>
          <table:table-cell table:number-columns-repeated="16363"/>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9"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of ~0.25 &amp; ~0.15 mag with ellipsoidal effect. Small distorted region in S4. Very CW Eri like.</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table:style-name="ce16"/>
          <table:table-cell table:style-name="ce45" office:value-type="string" calcext:value-type="string">
            <text:p>JustesenAlbrecht21apj</text:p>
          </table:table-cell>
          <table:table-cell table:style-name="ce28" office:value-type="string" calcext:value-type="string">
            <text:p>J+A gives k ~ 0.653, a/R_1 ~ 6.128, inc ~ 82.195, LR ~ 0.283, teffs ~ 7971 &amp; 6889 K</text:p>
          </table:table-cell>
          <table:table-cell table:number-columns-repeated="16363"/>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28"/>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77703308</text:p>
          </table:table-cell>
          <table:table-cell table:style-name="ce6" office:value-type="float" office:value="0.526" calcext:value-type="float">
            <text:p>0.526</text:p>
          </table:table-cell>
          <table:table-cell table:style-name="ce6" office:value-type="float" office:value="1438.611434" calcext:value-type="float">
            <text:p>1438.611</text:p>
          </table:table-cell>
          <table:table-cell table:style-name="ce6" office:value-type="float" office:value="0.0000218922" calcext:value-type="float">
            <text:p>0.000</text:p>
          </table:table-cell>
          <table:table-cell table:style-name="ce7" office:value-type="float" office:value="0.7462729" calcext:value-type="float">
            <text:p>0.746</text:p>
          </table:table-cell>
          <table:table-cell office:value-type="float" office:value="0.000001288124" calcext:value-type="float">
            <text:p>0.000001288124</text:p>
          </table:table-cell>
          <table:table-cell/>
          <table:table-cell table:style-name="ce6" office:value-type="float" office:value="1.079" calcext:value-type="float">
            <text:p>1.079</text:p>
          </table:table-cell>
          <table:table-cell office:value-type="string" calcext:value-type="string">
            <text:p>G9V(e)</text:p>
          </table:table-cell>
          <table:table-cell office:value-type="float" office:value="1" calcext:value-type="float">
            <text:p>1</text:p>
          </table:table-cell>
          <table:table-cell table:style-name="ce28" office:value-type="string" calcext:value-type="string">
            <text:p>S5 has prim ~0.35 and sec ~0.1 mag. Distorted and likely too close for jktebop.</text:p>
          </table:table-cell>
          <table:table-cell table:style-name="ce28" office:value-type="string" calcext:value-type="string">
            <text:p>Maven predicts rA+rB ~ 0.42</text:p>
          </table:table-cell>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77951245</text:p>
          </table:table-cell>
          <table:table-cell table:style-name="ce6"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of ~0.075 mag but no clear sec.</text:p>
          </table:table-cell>
          <table:table-cell table:style-name="ce28"/>
          <table:table-cell table:style-name="ce16" table:number-columns-repeated="4"/>
          <table:table-cell table:style-name="ce28" office:value-type="string" calcext:value-type="string">
            <text:p>no obvious sec</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of ~0.03 mag but no clear sec.</text:p>
          </table:table-cell>
          <table:table-cell table:style-name="ce28"/>
          <table:table-cell table:style-name="ce16" table:number-columns-repeated="4"/>
          <table:table-cell table:style-name="ce28" office:value-type="string" calcext:value-type="string">
            <text:p>too shallow &amp; no obvious sec</text:p>
          </table:table-cell>
          <table:table-cell table:style-name="ce28"/>
          <table:table-cell table:style-name="ce16"/>
          <table:table-cell/>
          <table:table-cell table:style-name="ce28"/>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1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of ~0.1 mag, variation and flares (33).</text:p>
          </table:table-cell>
          <table:table-cell table:style-name="ce29" office:value-type="string" calcext:value-type="string">
            <text:p>Maven predicts rA+rB ~ 0.19 (7) &amp; ~0.15 (33).</text:p>
            <text:p>Test of S7 quickly finds a fit yielding rA+rB ~ 0.19, k ~ 0.93 &amp; J ~ 0.9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table-cell table:style-name="ce29" office:value-type="string" calcext:value-type="string">
            <text:p>need to flatten to get consistent fit to both</text:p>
          </table:table-cell>
          <table:table-cell table:style-name="ce16"/>
          <table:table-cell/>
          <table:table-cell table:style-name="ce28"/>
          <table:table-cell table:number-columns-repeated="16363"/>
        </table:table-row>
        <table:table-row table:style-name="ro4">
          <table:table-cell table:style-name="ce4" office:value-type="string" calcext:value-type="string">
            <text:p>0078568736</text:p>
          </table:table-cell>
          <table:table-cell table:style-name="ce9"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9"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of ~0.60 &amp; ~0.12 mag &amp; slow variation in Lcs.</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16"/>
          <table:table-cell table:style-name="ce45" office:value-type="string" calcext:value-type="string">
            <text:p>JustesenAlbrecht21apj</text:p>
          </table:table-cell>
          <table:table-cell table:style-name="ce28" office:value-type="string" calcext:value-type="string">
            <text:p>J+A gives k ~ 0.661, a/R_1 ~ 19.93, inc ~ 89.564, LR ~ 0.135, teffs ~ 5379 &amp; 4105 K</text:p>
          </table:table-cell>
          <table:table-cell table:number-columns-repeated="16363"/>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 eclipses &lt;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28" office:value-type="string" calcext:value-type="string">
            <text:p>High ecc with phiS ~ 0.38.</text:p>
            <text:p>Test fit of S62 finds rA+rB ~ 0.29, k ~ 1.21 &amp; J ~ 5.78 !!!</text:p>
          </table:table-cell>
          <table:table-cell table:style-name="ce16" office:value-type="string" calcext:value-type="string">
            <text:p>too few</text:p>
          </table:table-cell>
          <table:table-cell table:style-name="ce16" table:number-columns-repeated="3"/>
          <table:table-cell table:style-name="ce28" office:value-type="string" calcext:value-type="string">
            <text:p>Shallow eclipses and too few SED</text:p>
          </table:table-cell>
          <table:table-cell table:style-name="ce28"/>
          <table:table-cell table:style-name="ce44"/>
          <table:table-cell/>
          <table:table-cell table:style-name="ce28"/>
          <table:table-cell table:number-columns-repeated="16363"/>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9"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eclipses of ~0.4 &amp; ~0.26 mag. Eclipses have shifted between S7 &amp; 87.</text:p>
          </table:table-cell>
          <table:table-cell table:style-name="ce30" office:value-type="string" calcext:value-type="string">
            <text:p>ebop maven preds mean rA+rB ~ 0.26, k ~ 0.61 &amp; J ~ 0.74</text:p>
            <text:p>Test fits find mean rA+rB ~ 0.26, k ~ 0.66, J ~ 0.77, L3 ~ 0.11 &amp; LR ~ 0.3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16"/>
          <table:table-cell table:style-name="ce45" office:value-type="string" calcext:value-type="string">
            <text:p>JustesenAlbrecht21apj</text:p>
          </table:table-cell>
          <table:table-cell table:style-name="ce28" office:value-type="string" calcext:value-type="string">
            <text:p>J+A gives k ~ 0.6, A/R_1 ~ 6.35, inc ~ 87.96, LR ~ 0.325, teffs ~6363 &amp; 5865 K</text:p>
          </table:table-cell>
          <table:table-cell table:number-columns-repeated="16363"/>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9"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Prim ~0.32 &amp; sec ~0.1 mag. Secondary eclipse likely total.</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16"/>
          <table:table-cell table:style-name="ce45" office:value-type="string" calcext:value-type="string">
            <text:p>JustesenAlbrecht21apj</text:p>
          </table:table-cell>
          <table:table-cell table:style-name="ce28" office:value-type="string" calcext:value-type="string">
            <text:p>J+A gives k~0.557, a/R_1 ~ 4.574, inc 87.2, LR 0.116 &amp; teffs 30912 &amp; 16506 K</text:p>
          </table:table-cell>
          <table:table-cell table:number-columns-repeated="16363"/>
        </table:table-row>
        <table:table-row table:style-name="ro2">
          <table:table-cell table:style-name="ce2" office:value-type="string" calcext:value-type="string">
            <text:p>0080659292</text:p>
          </table:table-cell>
          <table:table-cell table:style-name="ce6" office:value-type="float" office:value="0.547" calcext:value-type="float">
            <text:p>0.547</text:p>
          </table:table-cell>
          <table:table-cell table:style-name="ce6" office:value-type="float" office:value="1491.799833" calcext:value-type="float">
            <text:p>1491.800</text:p>
          </table:table-cell>
          <table:table-cell table:style-name="ce6" office:value-type="float" office:value="0.0000116272" calcext:value-type="float">
            <text:p>0.000</text:p>
          </table:table-cell>
          <table:table-cell table:style-name="ce6" office:value-type="float" office:value="1.9925092" calcext:value-type="float">
            <text:p>1.993</text:p>
          </table:table-cell>
          <table:table-cell office:value-type="float" office:value="0.000004035862" calcext:value-type="float">
            <text:p>0.000004035862</text:p>
          </table:table-cell>
          <table:table-cell office:value-type="string" calcext:value-type="string">
            <text:p>AW Vel</text:p>
          </table:table-cell>
          <table:table-cell table:style-name="ce6" office:value-type="float" office:value="1.387" calcext:value-type="float">
            <text:p>1.387</text:p>
          </table:table-cell>
          <table:table-cell/>
          <table:table-cell office:value-type="float" office:value="4" calcext:value-type="float">
            <text:p>4</text:p>
          </table:table-cell>
          <table:table-cell table:style-name="ce28" office:value-type="string" calcext:value-type="string">
            <text:p>Deep prim of ~1.0 mag and sec of ~0.1 mag. <text:span text:style-name="T1">Pulsations</text:span>. Eclipses shift between S7+8 and S61+62</text:p>
          </table:table-cell>
          <table:table-cell table:style-name="ce28" office:value-type="string" calcext:value-type="string">
            <text:p>Test fit of S7 finds (with not-good-fit warning) <text:span text:style-name="T1">rA+rB ~ 0.5</text:span>, k ~ 0.82 &amp; J ~ 0.11</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28"/>
          <table:table-cell table:style-name="ce16" table:number-columns-repeated="4"/>
          <table:table-cell table:style-name="ce28" office:value-type="string" calcext:value-type="string">
            <text:p>too complicated</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of ~0.025 and ~0.010 mag + noise + variabilit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28" office:value-type="string" calcext:value-type="string">
            <text:p>likely need a lot of work to fit</text:p>
          </table:table-cell>
          <table:table-cell table:style-name="ce16" table:number-columns-repeated="4"/>
          <table:table-cell table:style-name="ce28" office:value-type="string" calcext:value-type="string">
            <text:p>too complicated</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Eclipses of ~0.04 and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of ~0.05 &amp; 0.02 mag. Also possible apsidal motion as the eclipses have shifted between S7 to S61</text:p>
          </table:table-cell>
          <table:table-cell table:style-name="ce28" office:value-type="string" calcext:value-type="string">
            <text:p>Test of S7 finds a fit (with warning) yielding rA + rB ~ 0.35, k ~ 0.35 &amp; J ~ 0.005</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 of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 of ~0.008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 of ~0.04 &amp; ~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and eclipses of ~0.23 &amp; 0.02 mag (total)</text:p>
          </table:table-cell>
          <table:table-cell table:style-name="ce28" office:value-type="string" calcext:value-type="string">
            <text:p>May need flattening</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9">
          <table:table-cell table:style-name="ce4" office:value-type="string" calcext:value-type="string">
            <text:p>0118313102</text:p>
          </table:table-cell>
          <table:table-cell table:style-name="ce9"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9"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of ~0.69 &amp; 0.66 mag. S8 distorted after mid-sector break.</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16"/>
          <table:table-cell table:style-name="ce45" office:value-type="string" calcext:value-type="string">
            <text:p>JustesenAlbrecht21apj</text:p>
          </table:table-cell>
          <table:table-cell table:style-name="ce28" office:value-type="string" calcext:value-type="string">
            <text:p>J+A gives k ~ 0.923, a/R1 ~ 14.1, inc ~ 89.64, LR ~ 0.878, teffs ~ 11184 &amp; 11391</text:p>
          </table:table-cell>
          <table:table-cell table:number-columns-repeated="16363"/>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Shallow eclipses of ~0.02 &amp;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S6 has eclipses of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28" office:value-type="string" calcext:value-type="string">
            <text:p>Might work with flattening</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distorted</text:p>
          </table:table-cell>
          <table:table-cell table:style-name="ce28" office:value-type="string" calcext:value-type="string">
            <text:p>In Gaia TBOSB (per=4.210599)</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 of ~0.01 mag</text:p>
          </table:table-cell>
          <table:table-cell table:style-name="ce28"/>
          <table:table-cell table:style-name="ce16" table:number-columns-repeated="4"/>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 of ~0.06 &amp; ~0.02 mag with lots of stochastic variability.</text:p>
          </table:table-cell>
          <table:table-cell table:style-name="ce28"/>
          <table:table-cell table:style-name="ce16" table:number-columns-repeated="3"/>
          <table:table-cell table:style-name="ce16" office:value-type="string" calcext:value-type="string">
            <text:p>possible</text:p>
          </table:table-cell>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Eclipses of 0.01 &amp; 0.005 mag.</text:p>
          </table:table-cell>
          <table:table-cell table:style-name="ce28" office:value-type="string" calcext:value-type="string">
            <text:p>Likely need to double tess-ebs period</text:p>
          </table:table-cell>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28"/>
          <table:table-cell table:style-name="ce16" table:number-columns-repeated="4"/>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number-columns-repeated="4"/>
          <table:table-cell table:style-name="ce28" table:number-columns-repeated="2"/>
          <table:table-cell table:number-columns-repeated="16372"/>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9"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of ~0.46 &amp; ~0.45 mag with ellipsoidal effect.</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eclipses of ~0.03 &amp; ~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number-columns-repeated="4"/>
          <table:table-cell table:style-name="ce28" table:number-columns-repeated="2"/>
          <table:table-cell table:number-columns-repeated="16372"/>
        </table:table-row>
        <table:table-row table:style-name="ro2">
          <table:table-cell table:style-name="ce3" office:value-type="string" calcext:value-type="string">
            <text:p>0140659978</text:p>
          </table:table-cell>
          <table:table-cell table:style-name="ce8"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8"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Eclipses of ~0.15 &amp; ~0.075 mag and much variability (spots?). Will likely need flattening.</text:p>
          </table:table-cell>
          <table:table-cell table:style-name="ce29" office:value-type="string" calcext:value-type="string">
            <text:p>Test of S31 (lowish variability) finds fit with rA+rB ~ 0.08, k ~ 0.72 &amp; J ~ 0.30</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style-name="ce16"/>
          <table:table-cell/>
          <table:table-cell table:style-name="ce28"/>
          <table:table-cell table:number-columns-repeated="16363"/>
        </table:table-row>
        <table:table-row table:style-name="ro1">
          <table:table-cell table:style-name="ce2" office:value-type="string" calcext:value-type="string">
            <text:p>0140659980</text:p>
          </table:table-cell>
          <table:table-cell table:style-name="ce6"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Eclipses of ~0.05 and ~0.03 mag and regular variability.</text:p>
          </table:table-cell>
          <table:table-cell table:style-name="ce28"/>
          <table:table-cell table:style-name="ce16" table:number-columns-repeated="3"/>
          <table:table-cell table:style-name="ce16" office:value-type="string" calcext:value-type="string">
            <text:p>possible</text:p>
          </table:table-cell>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of ~0.15 &amp; ~0.10 with strong ellipsoidal effect.</text:p>
          </table:table-cell>
          <table:table-cell table:style-name="ce28" office:value-type="string" calcext:value-type="string">
            <text:p>Test of S7 has ebop maven predicting k&gt;0.5 and jktebop struggles with fit</text:p>
          </table:table-cell>
          <table:table-cell table:style-name="ce16" table:number-columns-repeated="4"/>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of ~0.02 mag and strong systematics (use of PDCSAP helps with these).</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of ~0.02 mag and strong variability.</text:p>
          </table:table-cell>
          <table:table-cell table:style-name="ce28"/>
          <table:table-cell table:style-name="ce16" table:number-columns-repeated="4"/>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of ~0.22 &amp; ~0.18 mag with pronounced ellipsoidal effect.</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close for jktebop</text:p>
          </table:table-cell>
          <table:table-cell table:style-name="ce28"/>
          <table:table-cell table:style-name="ce16"/>
          <table:table-cell/>
          <table:table-cell table:style-name="ce28"/>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9"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of ~0.28 &amp; ~0.06 mag. Secondary shallow but likely total.</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16"/>
          <table:table-cell table:style-name="ce45" office:value-type="string" calcext:value-type="string">
            <text:p>JustesenAlbrecht21apj</text:p>
          </table:table-cell>
          <table:table-cell table:style-name="ce28" office:value-type="string" calcext:value-type="string">
            <text:p>J+A gives k ~ 0.462, a/R1 ~ 14.52, inc ~ 89.056, LR ~ 0.058, teffs 5532 &amp; 4089</text:p>
          </table:table-cell>
          <table:table-cell table:number-columns-repeated="16363"/>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1809359</text:p>
          </table:table-cell>
          <table:table-cell table:style-name="ce6"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eclipses of ~0.04 &amp; ~0.01 mag</text:p>
          </table:table-cell>
          <table:table-cell table:style-name="ce28" office:value-type="string" calcext:value-type="string">
            <text:p>Ecc with phiS~0.65.</text:p>
            <text:p>Test fit of S11-13 combined</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number-columns-repeated="4"/>
          <table:table-cell table:style-name="ce28" table:number-columns-repeated="2"/>
          <table:table-cell table:number-columns-repeated="16372"/>
        </table:table-row>
        <table:table-row table:style-name="ro4">
          <table:table-cell table:style-name="ce2" office:value-type="string" calcext:value-type="string">
            <text:p>0142105299</text:p>
          </table:table-cell>
          <table:table-cell table:style-name="ce6"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23"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of ~0.33 &amp; 0.16 mag + variability &amp; systematics in Lcs (PDCSAP helps)</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eclipses of ~0.03 &amp; ~0.01 mag and lots of variability</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t ~0.004 mag and need PDCSAP to handle systematics</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46039664</text:p>
          </table:table-cell>
          <table:table-cell table:style-name="ce6"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5">
          <table:table-cell table:style-name="ce3" office:value-type="string" calcext:value-type="string">
            <text:p>0147975720</text:p>
          </table:table-cell>
          <table:table-cell table:style-name="ce8"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1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48920245</text:p>
          </table:table-cell>
          <table:table-cell table:style-name="ce6" office:value-type="float" office:value="0.373" calcext:value-type="float">
            <text:p>0.373</text:p>
          </table:table-cell>
          <table:table-cell table:style-name="ce6" office:value-type="float" office:value="1494.852613" calcext:value-type="float">
            <text:p>1494.853</text:p>
          </table:table-cell>
          <table:table-cell table:style-name="ce6" office:value-type="float" office:value="0.6853446" calcext:value-type="float">
            <text:p>0.685</text:p>
          </table:table-cell>
          <table:table-cell table:style-name="ce7" office:value-type="float" office:value="0.685" calcext:value-type="float">
            <text:p>0.685</text:p>
          </table:table-cell>
          <table:table-cell table:number-columns-repeated="2"/>
          <table:table-cell table:style-name="ce6" office:value-type="string" calcext:value-type="string">
            <text:p>not in DR3</text:p>
          </table:table-cell>
          <table:table-cell/>
          <table:table-cell office:value-type="float" office:value="3" calcext:value-type="float">
            <text:p>3</text:p>
          </table:table-cell>
          <table:table-cell table:style-name="ce28" office:value-type="string" calcext:value-type="string">
            <text:p>S7, 8 &amp; 61 (S8 distorted which PDCSAP fixes). <text:span text:style-name="T1">Very faint &amp; noisy</text:span>. Eclipses of ~0.5 mag but where’s the sec (double tess-ebs per?)</text:p>
          </table:table-cell>
          <table:table-cell table:style-name="ce28" office:value-type="string" calcext:value-type="string">
            <text:p>Test fit on S7 finds rA+rB ~ 0.15, k ~ 1.01 &amp; J ~ 3.01</text:p>
          </table:table-cell>
          <table:table-cell table:style-name="ce16" office:value-type="string" calcext:value-type="string">
            <text:p>Y</text:p>
          </table:table-cell>
          <table:table-cell table:style-name="ce16" table:number-columns-repeated="2"/>
          <table:table-cell table:style-name="ce16" office:value-type="string" calcext:value-type="string">
            <text:p>possible</text:p>
          </table:table-cell>
          <table:table-cell table:style-name="ce28" office:value-type="string" calcext:value-type="string">
            <text:p>with so much noise can I trust the fit? Also no distance</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9319411</text:p>
          </table:table-cell>
          <table:table-cell table:style-name="ce6" office:value-type="float" office:value="0.366" calcext:value-type="float">
            <text:p>0.366</text:p>
          </table:table-cell>
          <table:table-cell table:style-name="ce6" office:value-type="float" office:value="1492.443425" calcext:value-type="float">
            <text:p>1492.443</text:p>
          </table:table-cell>
          <table:table-cell table:style-name="ce6" office:value-type="float" office:value="0.000628783" calcext:value-type="float">
            <text:p>0.001</text:p>
          </table:table-cell>
          <table:table-cell table:style-name="ce6" office:value-type="float" office:value="4.7521262" calcext:value-type="float">
            <text:p>4.752</text:p>
          </table:table-cell>
          <table:table-cell office:value-type="float" office:value="0.000004380925" calcext:value-type="float">
            <text:p>0.000004380925</text:p>
          </table:table-cell>
          <table:table-cell/>
          <table:table-cell table:style-name="ce7" office:value-type="float" office:value="3.23" calcext:value-type="float">
            <text:p>3.230</text:p>
          </table:table-cell>
          <table:table-cell office:value-type="string" calcext:value-type="string">
            <text:p>ApSi</text:p>
          </table:table-cell>
          <table:table-cell office:value-type="float" office:value="3" calcext:value-type="float">
            <text:p>3</text:p>
          </table:table-cell>
          <table:table-cell table:style-name="ce28" office:value-type="string" calcext:value-type="string">
            <text:p>S7, 8 &amp; 61. Clear eclipses of ~0.20 &amp; ~0.18 mag. Distorted LC outside eclipses (reflection?).</text:p>
          </table:table-cell>
          <table:table-cell table:style-name="ce28" office:value-type="string" calcext:value-type="string">
            <text:p><text:span text:style-name="T2">Test fit of S7 (with not-good-fit warning) finds</text:span> rA+rB ~ 0.21, k ~ 1.28 &amp; J ~ 0.73 + reflection.</text:p>
          </table:table-cell>
          <table:table-cell table:style-name="ce16" office:value-type="string" calcext:value-type="string">
            <text:p>Y</text:p>
          </table:table-cell>
          <table:table-cell table:style-name="ce16" table:number-columns-repeated="2"/>
          <table:table-cell table:style-name="ce16" office:value-type="string" calcext:value-type="string">
            <text:p>possible</text:p>
          </table:table-cell>
          <table:table-cell table:style-name="ce28" office:value-type="string" calcext:value-type="string">
            <text:p>may be too difficult to handle in pipeline</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9573659</text:p>
          </table:table-cell>
          <table:table-cell table:style-name="ce6"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 of &lt;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8"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29" office:value-type="string" calcext:value-type="string">
            <text:p>Test fit of S10 quickly finds rA+rB ~ 0.24, k ~ 0.97 &amp; J ~ 0.97</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text:p>
          </table:table-cell>
          <table:table-cell table:style-name="ce29" office:value-type="string" calcext:value-type="string">
            <text:p>strong source of L3 nearby likely causing variability between sectors</text:p>
          </table:table-cell>
          <table:table-cell table:style-name="ce16"/>
          <table:table-cell table:style-name="ce45" office:value-type="string" calcext:value-type="string">
            <text:p>JustesenAlbrecht21apj</text:p>
          </table:table-cell>
          <table:table-cell table:style-name="ce28" office:value-type="string" calcext:value-type="string">
            <text:p>J+A gives k ~ 1.276, a/R1 ~ 9.51, inc ~ 87.64, LR ~ 1.56, teffs 6465 &amp; 6372</text:p>
          </table:table-cell>
          <table:table-cell table:number-columns-repeated="16363"/>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9990841</text:p>
          </table:table-cell>
          <table:table-cell table:style-name="ce6"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6" office:value-type="string" calcext:value-type="string">
            <text:p>not in DR3</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6" office:value-type="string" calcext:value-type="string">
            <text:p>not in DR3</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5">
          <table:table-cell table:style-name="ce2" office:value-type="string" calcext:value-type="string">
            <text:p>0150284425</text:p>
          </table:table-cell>
          <table:table-cell table:style-name="ce6" office:value-type="float" office:value="0.377" calcext:value-type="float">
            <text:p>0.377</text:p>
          </table:table-cell>
          <table:table-cell table:style-name="ce6" office:value-type="float" office:value="1491.992257" calcext:value-type="float">
            <text:p>1491.992</text:p>
          </table:table-cell>
          <table:table-cell table:style-name="ce6" office:value-type="float" office:value="0.000401898" calcext:value-type="float">
            <text:p>0.000</text:p>
          </table:table-cell>
          <table:table-cell table:style-name="ce6" office:value-type="float" office:value="3.0044462" calcext:value-type="float">
            <text:p>3.004</text:p>
          </table:table-cell>
          <table:table-cell office:value-type="float" office:value="0.000001797051" calcext:value-type="float">
            <text:p>0.000001797051</text:p>
          </table:table-cell>
          <table:table-cell table:style-name="ce22" office:value-type="string" calcext:value-type="string">
            <text:p>V397 Pup</text:p>
          </table:table-cell>
          <table:table-cell table:style-name="ce23" office:value-type="float" office:value="0.938" calcext:value-type="float">
            <text:p>0.938</text:p>
          </table:table-cell>
          <table:table-cell table:style-name="ce22" office:value-type="string" calcext:value-type="string">
            <text:p>B9V</text:p>
          </table:table-cell>
          <table:table-cell table:style-name="ce22" office:value-type="float" office:value="4" calcext:value-type="float">
            <text:p>4</text:p>
          </table:table-cell>
          <table:table-cell table:style-name="ce27" office:value-type="string" calcext:value-type="string">
            <text:p>S7,8,34 &amp; 61 (S8 distorted). Eclipses of ~0.2 &amp; ~0.05 mag. Interesting LC effect ahead of primary eclipse. S8 distorted after mid-sector break.</text:p>
          </table:table-cell>
          <table:table-cell table:style-name="ce27" office:value-type="string" calcext:value-type="string">
            <text:p>Ecc with phiS~0.64</text:p>
            <text:p>Maven predicts rA+rB ~ 0.3 for all 4 sectors.</text:p>
            <text:p>Test fit of S7 finds a poor fit with rA+rB ~ 0.31, k ~ 0.53 &amp; J ~ 3.82. Resids high ahead of primary eclipse – so may be too distorted for jktebop to fit.</text:p>
          </table:table-cell>
          <table:table-cell table:style-name="ce22" table:number-columns-repeated="3"/>
          <table:table-cell table:style-name="ce22" office:value-type="string" calcext:value-type="string">
            <text:p>possible</text:p>
          </table:table-cell>
          <table:table-cell table:style-name="ce38"/>
          <table:table-cell table:style-name="ce27" office:value-type="string" calcext:value-type="string">
            <text:p>struggles to fit the effect prior to pimary eclipse</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 of ~0.035 &amp; ~0.005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eclipses of ~0.05 &amp; ~0.03 mag</text:p>
          </table:table-cell>
          <table:table-cell table:style-name="ce28"/>
          <table:table-cell table:style-name="ce16" table:number-columns-repeated="4"/>
          <table:table-cell table:style-name="ce28" office:value-type="string" calcext:value-type="string">
            <text:p>too shallow &amp; too much going on</text:p>
          </table:table-cell>
          <table:table-cell table:style-name="ce28"/>
          <table:table-cell table:style-name="ce16"/>
          <table:table-cell/>
          <table:table-cell table:style-name="ce28"/>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8"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0443185</text:p>
          </table:table-cell>
          <table:table-cell table:style-name="ce6" office:value-type="float" office:value="0.52" calcext:value-type="float">
            <text:p>0.520</text:p>
          </table:table-cell>
          <table:table-cell table:style-name="ce6" office:value-type="float" office:value="1440.224862" calcext:value-type="float">
            <text:p>1440.225</text:p>
          </table:table-cell>
          <table:table-cell table:style-name="ce6" office:value-type="float" office:value="0.0000336324" calcext:value-type="float">
            <text:p>0.000</text:p>
          </table:table-cell>
          <table:table-cell table:style-name="ce6" office:value-type="float" office:value="2.5936476" calcext:value-type="float">
            <text:p>2.594</text:p>
          </table:table-cell>
          <table:table-cell office:value-type="float" office:value="0.000002781178" calcext:value-type="float">
            <text:p>0.000002781178</text:p>
          </table:table-cell>
          <table:table-cell table:style-name="ce22" office:value-type="string" calcext:value-type="string">
            <text:p>RX Pic</text:p>
          </table:table-cell>
          <table:table-cell table:style-name="ce23" office:value-type="float" office:value="1.013" calcext:value-type="float">
            <text:p>1.013</text:p>
          </table:table-cell>
          <table:table-cell table:style-name="ce22" office:value-type="string" calcext:value-type="string">
            <text:p>A2/3V</text:p>
          </table:table-cell>
          <table:table-cell table:style-name="ce22" office:value-type="float" office:value="17" calcext:value-type="float">
            <text:p>17</text:p>
          </table:table-cell>
          <table:table-cell table:style-name="ce27" office:value-type="string" calcext:value-type="string">
            <text:p>Very deep prim of ~1.4 mag, sec of ~0.2 mag &amp; ellipsoidal effect.</text:p>
          </table:table-cell>
          <table:table-cell table:style-name="ce27" office:value-type="string" calcext:value-type="string">
            <text:p>Maven predicts rA+rB ~ 0.42 across S5, 68 &amp; 90. Test fit of S5 finds a fit with rA+rB~0.40, k~0.98 &amp; J~0.19</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text:p>
          </table:table-cell>
          <table:table-cell table:style-name="ce27" office:value-type="string" calcext:value-type="string">
            <text:p>borderline on suitability</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 &lt;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23"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eclipses of ~0.6 &amp; 0.55 mag</text:p>
          </table:table-cell>
          <table:table-cell table:style-name="ce27" office:value-type="string" calcext:value-type="string">
            <text:p>Maven predicts mean rA+rB ~ 0.28. Test fits finds large differences between the two sectors</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style-name="ce16"/>
          <table:table-cell/>
          <table:table-cell table:style-name="ce28"/>
          <table:table-cell table:number-columns-repeated="16363"/>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9"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16"/>
          <table:table-cell table:style-name="ce45" office:value-type="string" calcext:value-type="string">
            <text:p>JustesenAlbrecht21apj</text:p>
          </table:table-cell>
          <table:table-cell table:style-name="ce28" office:value-type="string" calcext:value-type="string">
            <text:p>J+A gives k ~ 0.42, a/R1 ~ 9.123, inc ~ 83.913, LR ~ 0.130, teffs 6030 &amp; 5517</text:p>
          </table:table-cell>
          <table:table-cell table:number-columns-repeated="16363"/>
        </table:table-row>
        <table:table-row table:style-name="ro1">
          <table:table-cell table:style-name="ce2" office:value-type="string" calcext:value-type="string">
            <text:p>0153741139</text:p>
          </table:table-cell>
          <table:table-cell table:style-name="ce6"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ome systematic distortions and eclipses of ~0.04 &amp; ~0.02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53742549</text:p>
          </table:table-cell>
          <table:table-cell table:style-name="ce6" office:value-type="float" office:value="0.309" calcext:value-type="float">
            <text:p>0.309</text:p>
          </table:table-cell>
          <table:table-cell table:style-name="ce6" office:value-type="float" office:value="1411.906591" calcext:value-type="float">
            <text:p>1411.907</text:p>
          </table:table-cell>
          <table:table-cell table:style-name="ce6" office:value-type="float" office:value="0.00543322" calcext:value-type="float">
            <text:p>0.005</text:p>
          </table:table-cell>
          <table:table-cell table:style-name="ce6" office:value-type="float" office:value="6.0704815" calcext:value-type="float">
            <text:p>6.070</text:p>
          </table:table-cell>
          <table:table-cell office:value-type="float" office:value="0.00003502321" calcext:value-type="float">
            <text:p>0.00003502321</text:p>
          </table:table-cell>
          <table:table-cell/>
          <table:table-cell table:style-name="ce7" office:value-type="float" office:value="4.074" calcext:value-type="float">
            <text:p>4.074</text:p>
          </table:table-cell>
          <table:table-cell/>
          <table:table-cell office:value-type="float" office:value="4" calcext:value-type="float">
            <text:p>4</text:p>
          </table:table-cell>
          <table:table-cell table:style-name="ce28" office:value-type="string" calcext:value-type="string">
            <text:p>S4+5 &amp; S31+32. Slow variability in LCs and clear eclipses of ~0.14 &amp; 0.10 mag. May benefit from flattening.</text:p>
          </table:table-cell>
          <table:table-cell table:style-name="ce28" office:value-type="string" calcext:value-type="string">
            <text:p>Test of S32 finds (with not-good-fit warning) rA+rB ~ 0.14, k ~ 1.14 &amp; J ~ 0.81</text:p>
          </table:table-cell>
          <table:table-cell table:number-columns-repeated="2" table:style-name="ce16" office:value-type="string" calcext:value-type="string">
            <text:p>Y</text:p>
          </table:table-cell>
          <table:table-cell table:style-name="ce16"/>
          <table:table-cell table:style-name="ce16" office:value-type="string" calcext:value-type="string">
            <text:p>Y</text:p>
          </table:table-cell>
          <table:table-cell table:style-name="ce28" table:number-columns-repeated="2"/>
          <table:table-cell table:style-name="ce16"/>
          <table:table-cell/>
          <table:table-cell table:style-name="ce28"/>
          <table:table-cell table:number-columns-repeated="16363"/>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28"/>
          <table:table-cell table:style-name="ce16" table:number-columns-repeated="4"/>
          <table:table-cell table:style-name="ce28" office:value-type="string" calcext:value-type="string">
            <text:p>too much going on</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Eclipses of ~0.015 and &lt;0.005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6">
          <table:table-cell table:style-name="ce4" office:value-type="string" calcext:value-type="string">
            <text:p>0160328766</text:p>
          </table:table-cell>
          <table:table-cell table:style-name="ce9"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9"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with eclipses of ~0.5 &amp; ~0.15 mag in well detached config. Secondary eclipses are likely total.</text:p>
          </table:table-cell>
          <table:table-cell table:style-name="ce30" office:value-type="string" calcext:value-type="string">
            <text:p>Highly eccentric; phiS ~0.77</text:p>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table:style-name="ce16"/>
          <table:table-cell table:style-name="ce45" office:value-type="string" calcext:value-type="string">
            <text:p>JustesenAlbrecht21apj</text:p>
          </table:table-cell>
          <table:table-cell table:style-name="ce28" office:value-type="string" calcext:value-type="string">
            <text:p>J+A gives k ~ 0.648, a/R1 ~ 18.372, inc ~ 89.777, LR ~ 0.183, teffs 7605 &amp; 5785</text:p>
          </table:table-cell>
          <table:table-cell table:number-columns-repeated="16363"/>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61577376</text:p>
          </table:table-cell>
          <table:table-cell table:style-name="ce6"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shallow eclipses of ~0.03 mag. Cannot see a sec for tess-ebs per so may need doublin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61638713</text:p>
          </table:table-cell>
          <table:table-cell table:style-name="ce6" office:value-type="float" office:value="0.311" calcext:value-type="float">
            <text:p>0.311</text:p>
          </table:table-cell>
          <table:table-cell table:style-name="ce6" office:value-type="float" office:value="1417.263332" calcext:value-type="float">
            <text:p>1417.263</text:p>
          </table:table-cell>
          <table:table-cell table:style-name="ce6" office:value-type="float" office:value="0.0001283" calcext:value-type="float">
            <text:p>0.000</text:p>
          </table:table-cell>
          <table:table-cell table:style-name="ce6" office:value-type="float" office:value="12.6165358" calcext:value-type="float">
            <text:p>12.617</text:p>
          </table:table-cell>
          <table:table-cell office:value-type="float" office:value="0.0001813591" calcext:value-type="float">
            <text:p>0.0001813591</text:p>
          </table:table-cell>
          <table:table-cell/>
          <table:table-cell table:style-name="ce6" office:value-type="float" office:value="1.287" calcext:value-type="float">
            <text:p>1.287</text:p>
          </table:table-cell>
          <table:table-cell office:value-type="string" calcext:value-type="string">
            <text:p>G0IV</text:p>
          </table:table-cell>
          <table:table-cell office:value-type="float" office:value="3" calcext:value-type="float">
            <text:p>3</text:p>
          </table:table-cell>
          <table:table-cell table:style-name="ce28" office:value-type="string" calcext:value-type="string">
            <text:p>S4-6 show strong variability and occasional peaks/flares. Eclipses of ~0.25 &amp; ~0.08 mag. Strong dip between prim and sec eclipses.</text:p>
          </table:table-cell>
          <table:table-cell table:style-name="ce28" office:value-type="string" calcext:value-type="string">
            <text:p>Test of S5 (cleanest sector) unable to find a usable fit.</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look to be a difficult LC fit requiring intervention</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of ~0.01 mag &amp; negligible sec.</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too close for jktebop (rA+rB ~ 0.55)</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and some systematics. Eclipses of ~0.050 &amp; ~0.025 mag</text:p>
          </table:table-cell>
          <table:table-cell table:style-name="ce28" office:value-type="string" calcext:value-type="string">
            <text:p>Test of S6 unable to find a physical fit.</text:p>
          </table:table-cell>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67201539</text:p>
          </table:table-cell>
          <table:table-cell table:style-name="ce6"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67208380</text:p>
          </table:table-cell>
          <table:table-cell table:style-name="ce6"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eclipses of ~0.05 mag. Sec is vv shallow (only visible on fold &amp; bin)..</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5">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8"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text:s/>with eclipses of ~0.24 &amp; ~0.22 mag. All sectors appear clean and would require no/minimal processing. Slight phase shift on later sectors of ~0.02</text:p>
          </table:table-cell>
          <table:table-cell table:style-name="ce29" office:value-type="string" calcext:value-type="string">
            <text:p>Ecc with phiS ~ 0.42.</text:p>
            <text:p>Based on S10, 62, 69, 89 &amp; 94 (highest pdc_tot each group)</text:p>
            <text:p>Maven predicts mean rA+rB ~ 0.24, k ~ 0.72 &amp; J ~ 1.15</text:p>
            <text:p>Test of same quickly finds a fit mean rA+rB ~ 0.23, k ~ 0.86, J ~ 1.18, L3 ~ 0.19 &amp; LR ~ 0.83.</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In Gaia TBOSB (per=0.756201)</text:p>
            <text:p>May need to override teff_sys &amp; logg_sys for better LC fit</text:p>
          </table:table-cell>
          <table:table-cell table:style-name="ce16"/>
          <table:table-cell table:style-name="ce45" office:value-type="string" calcext:value-type="string">
            <text:p>JustesenAlbrecht21apj</text:p>
          </table:table-cell>
          <table:table-cell table:style-name="ce28" office:value-type="string" calcext:value-type="string">
            <text:p>J+A gives k ~ 0.80, a/R1 ~ 7.734, inc ~ 83.117, LR ~ 0.745, <text:s/>teffs 6836 &amp; 7189</text:p>
          </table:table-cell>
          <table:table-cell table:number-columns-repeated="16363"/>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of ~0.015 &amp; &lt;0.005 mag. Possibly SD.</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of ~0.01 mag. No obvious sec on tess-ebs per.</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 of ~0.06 &amp; ~0.05 mag</text:p>
          </table:table-cell>
          <table:table-cell table:style-name="ce28" office:value-type="string" calcext:value-type="string">
            <text:p>Test of S3 unable to find a reasonable fit.</text:p>
          </table:table-cell>
          <table:table-cell table:style-name="ce16" table:number-columns-repeated="3"/>
          <table:table-cell table:style-name="ce16" office:value-type="string" calcext:value-type="string">
            <text:p>possible</text:p>
          </table:table-cell>
          <table:table-cell table:style-name="ce28" office:value-type="string" calcext:value-type="string">
            <text:p>shallow and will need intervention to get a fit</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of ~0.03 mag and a very shallow sec of ~0.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67673218</text:p>
          </table:table-cell>
          <table:table-cell table:style-name="ce6" office:value-type="float" office:value="0.552" calcext:value-type="float">
            <text:p>0.552</text:p>
          </table:table-cell>
          <table:table-cell table:style-name="ce6" office:value-type="float" office:value="1538.098249" calcext:value-type="float">
            <text:p>1538.098</text:p>
          </table:table-cell>
          <table:table-cell table:style-name="ce6" office:value-type="float" office:value="0.150387" calcext:value-type="float">
            <text:p>0.150</text:p>
          </table:table-cell>
          <table:table-cell table:style-name="ce6" office:value-type="float" office:value="17.9651049" calcext:value-type="float">
            <text:p>17.965</text:p>
          </table:table-cell>
          <table:table-cell office:value-type="float" office:value="0.02818896" calcext:value-type="float">
            <text:p>0.02818896</text:p>
          </table:table-cell>
          <table:table-cell office:value-type="string" calcext:value-type="string">
            <text:p>AY Col</text:p>
          </table:table-cell>
          <table:table-cell table:style-name="ce6" office:value-type="float" office:value="1.117" calcext:value-type="float">
            <text:p>1.117</text:p>
          </table:table-cell>
          <table:table-cell office:value-type="string" calcext:value-type="string">
            <text:p>G8III</text:p>
          </table:table-cell>
          <table:table-cell office:value-type="float" office:value="1" calcext:value-type="float">
            <text:p>1</text:p>
          </table:table-cell>
          <table:table-cell table:style-name="ce28" office:value-type="string" calcext:value-type="string">
            <text:p>Large “slow” variable LC with 1 prim of ~0.3 mag and 2 sec of ~0.05 mag.</text:p>
          </table:table-cell>
          <table:table-cell table:style-name="ce28"/>
          <table:table-cell table:style-name="ce16" table:number-columns-repeated="3"/>
          <table:table-cell table:style-name="ce16" office:value-type="string" calcext:value-type="string">
            <text:p>possible</text:p>
          </table:table-cell>
          <table:table-cell table:style-name="ce28" office:value-type="string" calcext:value-type="string">
            <text:p>look to be a difficult LC fit requiring intervention</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number-columns-repeated="4"/>
          <table:table-cell table:style-name="ce28" table:number-columns-repeated="2"/>
          <table:table-cell table:number-columns-repeated="16372"/>
        </table:table-row>
        <table:table-row table:style-name="ro5">
          <table:table-cell table:style-name="ce2" office:value-type="string" calcext:value-type="string">
            <text:p>0167692429</text:p>
          </table:table-cell>
          <table:table-cell table:style-name="ce6" office:value-type="float" office:value="0.172" calcext:value-type="float">
            <text:p>0.172</text:p>
          </table:table-cell>
          <table:table-cell table:style-name="ce6" office:value-type="float" office:value="1330.575659" calcext:value-type="float">
            <text:p>1330.576</text:p>
          </table:table-cell>
          <table:table-cell table:style-name="ce6" office:value-type="float" office:value="0.000207222" calcext:value-type="float">
            <text:p>0.000</text:p>
          </table:table-cell>
          <table:table-cell table:style-name="ce6" office:value-type="float" office:value="10.2628479" calcext:value-type="float">
            <text:p>10.263</text:p>
          </table:table-cell>
          <table:table-cell office:value-type="float" office:value="0.000005603076" calcext:value-type="float">
            <text:p>0.000005603076</text:p>
          </table:table-cell>
          <table:table-cell table:style-name="ce22"/>
          <table:table-cell table:style-name="ce23" office:value-type="float" office:value="1.51" calcext:value-type="float">
            <text:p>1.510</text:p>
          </table:table-cell>
          <table:table-cell table:style-name="ce22"/>
          <table:table-cell table:style-name="ce22" office:value-type="float" office:value="28" calcext:value-type="float">
            <text:p>28</text:p>
          </table:table-cell>
          <table:table-cell table:style-name="ce27" office:value-type="string" calcext:value-type="string">
            <text:p>Nice clean Lcs <text:s/>with eclipses of ~0.24 &amp; ~0.10 mag.</text:p>
          </table:table-cell>
          <table:table-cell table:style-name="ce27"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2" office:value-type="string" calcext:value-type="string">
            <text:p>Y</text:p>
          </table:table-cell>
          <table:table-cell table:style-name="ce22"/>
          <table:table-cell table:style-name="ce22" office:value-type="string" calcext:value-type="string">
            <text:p>possible</text:p>
          </table:table-cell>
          <table:table-cell table:style-name="ce27" office:value-type="string" calcext:value-type="string">
            <text:p>strange system – S87+ much different to earlier sectors. Also phase shifts from S61+</text:p>
          </table:table-cell>
          <table:table-cell table:style-name="ce27" office:value-type="string" calcext:value-type="string">
            <text:p>Would like to do this as it is nicely detached, however it needs a lot of work</text:p>
          </table:table-cell>
          <table:table-cell table:style-name="ce16"/>
          <table:table-cell/>
          <table:table-cell table:style-name="ce28"/>
          <table:table-cell table:number-columns-repeated="16363"/>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 of &lt;0.01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67722708</text:p>
          </table:table-cell>
          <table:table-cell table:style-name="ce6"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of &lt;0.01 mag. Tess-ebs ephemeris appears to be incorrect.</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6">
          <table:table-cell table:style-name="ce3" office:value-type="string" calcext:value-type="string">
            <text:p>0167747439</text:p>
          </table:table-cell>
          <table:table-cell table:style-name="ce8" office:value-type="float" office:value="0.462" calcext:value-type="float">
            <text:p>0.462</text:p>
          </table:table-cell>
          <table:table-cell table:style-name="ce8" office:value-type="float" office:value="1439.18965" calcext:value-type="float">
            <text:p>1439.190</text:p>
          </table:table-cell>
          <table:table-cell table:style-name="ce8" office:value-type="float" office:value="0.000214118" calcext:value-type="float">
            <text:p>0.000</text:p>
          </table:table-cell>
          <table:table-cell table:style-name="ce8" office:value-type="float" office:value="6.1309716" calcext:value-type="float">
            <text:p>6.131</text:p>
          </table:table-cell>
          <table:table-cell office:value-type="float" office:value="0.000005385203" calcext:value-type="float">
            <text:p>0.000005385203</text:p>
          </table:table-cell>
          <table:table-cell table:style-name="ce21"/>
          <table:table-cell table:style-name="ce8" office:value-type="float" office:value="1.052" calcext:value-type="float">
            <text:p>1.052</text:p>
          </table:table-cell>
          <table:table-cell table:style-name="ce21"/>
          <table:table-cell table:style-name="ce21" office:value-type="float" office:value="4" calcext:value-type="float">
            <text:p>4</text:p>
          </table:table-cell>
          <table:table-cell table:style-name="ce29" office:value-type="string" calcext:value-type="string">
            <text:p>Some noise but clear eclipses of ~0.06 &amp; ~0.01 mag (total eclipsing) and slight ellipsoidal effect.</text:p>
          </table:table-cell>
          <table:table-cell table:style-name="ce29"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unable to get a consistent fit across the sectors – too shallow?</text:p>
          </table:table-cell>
          <table:table-cell table:style-name="ce29"/>
          <table:table-cell table:style-name="ce16"/>
          <table:table-cell/>
          <table:table-cell table:style-name="ce28"/>
          <table:table-cell table:number-columns-repeated="16363"/>
        </table:table-row>
        <table:table-row table:style-name="ro8">
          <table:table-cell table:style-name="ce3" office:value-type="string" calcext:value-type="string">
            <text:p>0167756615</text:p>
          </table:table-cell>
          <table:table-cell table:style-name="ce8"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1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of ~0.18 mag and 1 * sec of ~0.13 mag.</text:p>
            <text:p>Exptime 600 gives S32 &amp; 33 which can be stitched to get 2 of each eclipse type.</text:p>
            <text:p>Tess-ebs period may be wrong.</text:p>
          </table:table-cell>
          <table:table-cell table:style-name="ce29" office:value-type="string" calcext:value-type="string">
            <text:p>Slight ecc with phiS~0.48.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style-name="ce16"/>
          <table:table-cell/>
          <table:table-cell table:style-name="ce28"/>
          <table:table-cell table:number-columns-repeated="16363"/>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eclipses of ~0.01 mag. Sec is negligible or period is double tess-ebs</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67795859</text:p>
          </table:table-cell>
          <table:table-cell table:style-name="ce6"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28"/>
          <table:table-cell table:style-name="ce16" table:number-columns-repeated="3"/>
          <table:table-cell table:style-name="ce16" office:value-type="string" calcext:value-type="string">
            <text:p>possible</text:p>
          </table:table-cell>
          <table:table-cell table:style-name="ce28" office:value-type="string" calcext:value-type="string">
            <text:p>will need work to handle changes in eclipse depths</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67812449</text:p>
          </table:table-cell>
          <table:table-cell table:style-name="ce6"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Eclipses of ~0.03 mag.</text:p>
          </table:table-cell>
          <table:table-cell table:style-name="ce28"/>
          <table:table-cell table:style-name="ce16" table:number-columns-repeated="4"/>
          <table:table-cell table:style-name="ce28" office:value-type="string" calcext:value-type="string">
            <text:p>too shallow and too much going on</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of ~0.03 mag. Sec is negligible or period is double tess-ebs value.</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Shallow eclipses of ~0.015 mag. Either sec is negligible or per is twice tess-ebs value.</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Prim eclipses of ~0.02 mag. Sec is ~0.005 mag. Poss SD</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eclipses ~0.005 mag</text:p>
          </table:table-cell>
          <table:table-cell table:style-name="ce28"/>
          <table:table-cell table:style-name="ce16" table:number-columns-repeated="4"/>
          <table:table-cell table:style-name="ce28" office:value-type="string" calcext:value-type="string">
            <text:p>too shallow</text:p>
          </table:table-cell>
          <table:table-cell table:style-name="ce28"/>
          <table:table-cell table:style-name="ce16"/>
          <table:table-cell/>
          <table:table-cell table:style-name="ce28"/>
          <table:table-cell table:number-columns-repeated="16363"/>
        </table:table-row>
        <table:table-row table:style-name="ro1">
          <table:table-cell table:style-name="ce2" office:value-type="string" calcext:value-type="string">
            <text:p>0172361463</text:p>
          </table:table-cell>
          <table:table-cell table:style-name="ce6"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 ~0.04 &amp; &lt; 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2462064</text:p>
          </table:table-cell>
          <table:table-cell table:style-name="ce6"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28" office:value-type="string" calcext:value-type="string">
            <text:p>Maven preds rA+rB ~ 0.06, k ~ 0.58 &amp; J ~ 0.53 (6+7)</text:p>
            <text:p>Fit of 6+7 fails to fit secondary.</text:p>
          </table:table-cell>
          <table:table-cell table:number-columns-repeated="4"/>
          <table:table-cell office:value-type="string" calcext:value-type="string">
            <text:p>too shallow</text:p>
          </table:table-cell>
          <table:table-cell office:value-type="string" calcext:value-type="string">
            <text:p>very shallow secondary</text:p>
          </table:table-cell>
          <table:table-cell table:number-columns-repeated="16366"/>
        </table:table-row>
        <table:table-row table:style-name="ro1">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office:value-type="float" office:value="1.23" calcext:value-type="float">
            <text:p>1.23</text:p>
          </table:table-cell>
          <table:table-cell/>
          <table:table-cell office:value-type="float" office:value="3" calcext:value-type="float">
            <text:p>3</text:p>
          </table:table-cell>
          <table:table-cell table:style-name="ce28" office:value-type="string" calcext:value-type="string">
            <text:p>S6, 7 &amp; 33. Highly variable Lcs with eclipses &lt; 0.02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2742334</text:p>
          </table:table-cell>
          <table:table-cell table:style-name="ce6"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eclipses of ~0.04 and &lt;&lt;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038281</text:p>
          </table:table-cell>
          <table:table-cell table:style-name="ce6"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le Lcs with eclipses of ~0.02 &amp; ~0.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 of ~0.03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2">
          <table:table-cell table:style-name="ce2" office:value-type="string" calcext:value-type="string">
            <text:p>0173756896</text:p>
          </table:table-cell>
          <table:table-cell table:style-name="ce6"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28"/>
          <table:table-cell table:number-columns-repeated="4"/>
          <table:table-cell office:value-type="string" calcext:value-type="string">
            <text:p>too much going on</text:p>
          </table:table-cell>
          <table:table-cell table:number-columns-repeated="16367"/>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7077475</text:p>
          </table:table-cell>
          <table:table-cell table:style-name="ce6"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0943676</text:p>
          </table:table-cell>
          <table:table-cell table:style-name="ce6"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2469311</text:p>
          </table:table-cell>
          <table:table-cell table:style-name="ce6"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7887879</text:p>
          </table:table-cell>
          <table:table-cell table:style-name="ce6"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8011271</text:p>
          </table:table-cell>
          <table:table-cell table:style-name="ce6" office:value-type="float" office:value="0.429" calcext:value-type="float">
            <text:p>0.429</text:p>
          </table:table-cell>
          <table:table-cell table:style-name="ce6" office:value-type="float" office:value="1385.798661" calcext:value-type="float">
            <text:p>1385.799</text:p>
          </table:table-cell>
          <table:table-cell table:style-name="ce6" office:value-type="float" office:value="0.00128254" calcext:value-type="float">
            <text:p>0.001</text:p>
          </table:table-cell>
          <table:table-cell table:style-name="ce6" office:value-type="float" office:value="1.9335604" calcext:value-type="float">
            <text:p>1.934</text:p>
          </table:table-cell>
          <table:table-cell office:value-type="float" office:value="0.00003282351" calcext:value-type="float">
            <text:p>0.0000328235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297691</text:p>
          </table:table-cell>
          <table:table-cell table:style-name="ce6" office:value-type="float" office:value="0.534" calcext:value-type="float">
            <text:p>0.534</text:p>
          </table:table-cell>
          <table:table-cell table:style-name="ce6" office:value-type="float" office:value="1413.071251" calcext:value-type="float">
            <text:p>1413.071</text:p>
          </table:table-cell>
          <table:table-cell table:style-name="ce6" office:value-type="float" office:value="0.000541877" calcext:value-type="float">
            <text:p>0.001</text:p>
          </table:table-cell>
          <table:table-cell table:style-name="ce6" office:value-type="float" office:value="6.9788711" calcext:value-type="float">
            <text:p>6.979</text:p>
          </table:table-cell>
          <table:table-cell office:value-type="float" office:value="0.00006043749" calcext:value-type="float">
            <text:p>0.000060437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6468815</text:p>
          </table:table-cell>
          <table:table-cell table:style-name="ce6" office:value-type="float" office:value="0.181" calcext:value-type="float">
            <text:p>0.181</text:p>
          </table:table-cell>
          <table:table-cell table:style-name="ce6" office:value-type="float" office:value="1391.856475" calcext:value-type="float">
            <text:p>1391.856</text:p>
          </table:table-cell>
          <table:table-cell table:style-name="ce6" office:value-type="float" office:value="0.0002388" calcext:value-type="float">
            <text:p>0.000</text:p>
          </table:table-cell>
          <table:table-cell table:style-name="ce6" office:value-type="float" office:value="7.3703493" calcext:value-type="float">
            <text:p>7.370</text:p>
          </table:table-cell>
          <table:table-cell office:value-type="float" office:value="0.00005748655" calcext:value-type="float">
            <text:p>0.000057486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362976</text:p>
          </table:table-cell>
          <table:table-cell table:style-name="ce6" office:value-type="float" office:value="0.02" calcext:value-type="float">
            <text:p>0.020</text:p>
          </table:table-cell>
          <table:table-cell table:style-name="ce6" office:value-type="float" office:value="1415.860351" calcext:value-type="float">
            <text:p>1415.860</text:p>
          </table:table-cell>
          <table:table-cell table:style-name="ce6" office:value-type="float" office:value="0.000436843" calcext:value-type="float">
            <text:p>0.000</text:p>
          </table:table-cell>
          <table:table-cell table:style-name="ce6" office:value-type="float" office:value="15.9543896" calcext:value-type="float">
            <text:p>15.954</text:p>
          </table:table-cell>
          <table:table-cell office:value-type="float" office:value="0.00001949101" calcext:value-type="float">
            <text:p>0.000019491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421171</text:p>
          </table:table-cell>
          <table:table-cell table:style-name="ce6" office:value-type="float" office:value="0.165" calcext:value-type="float">
            <text:p>0.165</text:p>
          </table:table-cell>
          <table:table-cell table:style-name="ce6" office:value-type="float" office:value="1412.324121" calcext:value-type="float">
            <text:p>1412.324</text:p>
          </table:table-cell>
          <table:table-cell table:style-name="ce6" office:value-type="float" office:value="0.000970945" calcext:value-type="float">
            <text:p>0.001</text:p>
          </table:table-cell>
          <table:table-cell table:style-name="ce6" office:value-type="float" office:value="8.302977" calcext:value-type="float">
            <text:p>8.303</text:p>
          </table:table-cell>
          <table:table-cell office:value-type="float" office:value="0.0002702337" calcext:value-type="float">
            <text:p>0.000270233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081369</text:p>
          </table:table-cell>
          <table:table-cell table:style-name="ce6"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7944385</text:p>
          </table:table-cell>
          <table:table-cell table:style-name="ce6"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8896417</text:p>
          </table:table-cell>
          <table:table-cell table:style-name="ce6" office:value-type="float" office:value="0.153" calcext:value-type="float">
            <text:p>0.153</text:p>
          </table:table-cell>
          <table:table-cell table:style-name="ce6" office:value-type="float" office:value="1446.084671" calcext:value-type="float">
            <text:p>1446.085</text:p>
          </table:table-cell>
          <table:table-cell table:style-name="ce6" office:value-type="float" office:value="0.000161682" calcext:value-type="float">
            <text:p>0.000</text:p>
          </table:table-cell>
          <table:table-cell table:style-name="ce6" office:value-type="float" office:value="16.2442349" calcext:value-type="float">
            <text:p>16.244</text:p>
          </table:table-cell>
          <table:table-cell office:value-type="float" office:value="0.00007168856" calcext:value-type="float">
            <text:p>0.0000716885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8896431</text:p>
          </table:table-cell>
          <table:table-cell table:style-name="ce6"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548311</text:p>
          </table:table-cell>
          <table:table-cell table:style-name="ce6"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567460</text:p>
          </table:table-cell>
          <table:table-cell table:style-name="ce6"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587619</text:p>
          </table:table-cell>
          <table:table-cell table:style-name="ce6"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7691369</text:p>
          </table:table-cell>
          <table:table-cell table:style-name="ce6" office:value-type="float" office:value="0.029" calcext:value-type="float">
            <text:p>0.029</text:p>
          </table:table-cell>
          <table:table-cell table:style-name="ce6" office:value-type="float" office:value="1426.936356" calcext:value-type="float">
            <text:p>1426.936</text:p>
          </table:table-cell>
          <table:table-cell table:style-name="ce6" office:value-type="float" office:value="0.000192964" calcext:value-type="float">
            <text:p>0.000</text:p>
          </table:table-cell>
          <table:table-cell table:style-name="ce6" office:value-type="float" office:value="85.8515645" calcext:value-type="float">
            <text:p>85.852</text:p>
          </table:table-cell>
          <table:table-cell office:value-type="float" office:value="0.0007503294" calcext:value-type="float">
            <text:p>0.0007503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373684</text:p>
          </table:table-cell>
          <table:table-cell table:style-name="ce6" office:value-type="float" office:value="0.03" calcext:value-type="float">
            <text:p>0.030</text:p>
          </table:table-cell>
          <table:table-cell table:style-name="ce6" office:value-type="float" office:value="1403.178064" calcext:value-type="float">
            <text:p>1403.178</text:p>
          </table:table-cell>
          <table:table-cell table:style-name="ce6" office:value-type="float" office:value="0.00274934" calcext:value-type="float">
            <text:p>0.003</text:p>
          </table:table-cell>
          <table:table-cell table:style-name="ce6" office:value-type="float" office:value="21.6867871" calcext:value-type="float">
            <text:p>21.687</text:p>
          </table:table-cell>
          <table:table-cell office:value-type="float" office:value="0.00004708423" calcext:value-type="float">
            <text:p>0.0000470842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543079</text:p>
          </table:table-cell>
          <table:table-cell table:style-name="ce6" office:value-type="float" office:value="0.01" calcext:value-type="float">
            <text:p>0.010</text:p>
          </table:table-cell>
          <table:table-cell table:style-name="ce6" office:value-type="float" office:value="1392.066356" calcext:value-type="float">
            <text:p>1392.066</text:p>
          </table:table-cell>
          <table:table-cell table:style-name="ce6" office:value-type="float" office:value="0.00994053" calcext:value-type="float">
            <text:p>0.010</text:p>
          </table:table-cell>
          <table:table-cell table:style-name="ce6" office:value-type="float" office:value="40.3040804" calcext:value-type="float">
            <text:p>40.304</text:p>
          </table:table-cell>
          <table:table-cell office:value-type="float" office:value="0.000441296" calcext:value-type="float">
            <text:p>0.0004412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28333</text:p>
          </table:table-cell>
          <table:table-cell table:style-name="ce6" office:value-type="float" office:value="0.123" calcext:value-type="float">
            <text:p>0.123</text:p>
          </table:table-cell>
          <table:table-cell table:style-name="ce6" office:value-type="float" office:value="1585.166674" calcext:value-type="float">
            <text:p>1585.167</text:p>
          </table:table-cell>
          <table:table-cell table:style-name="ce6" office:value-type="float" office:value="0.000937169" calcext:value-type="float">
            <text:p>0.001</text:p>
          </table:table-cell>
          <table:table-cell table:style-name="ce6" office:value-type="float" office:value="14.6085828" calcext:value-type="float">
            <text:p>14.609</text:p>
          </table:table-cell>
          <table:table-cell office:value-type="float" office:value="0.000008390786" calcext:value-type="float">
            <text:p>0.0000083907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32330</text:p>
          </table:table-cell>
          <table:table-cell table:style-name="ce6"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269456</text:p>
          </table:table-cell>
          <table:table-cell table:style-name="ce6" office:value-type="float" office:value="0.169" calcext:value-type="float">
            <text:p>0.169</text:p>
          </table:table-cell>
          <table:table-cell table:style-name="ce6" office:value-type="float" office:value="1328.317198" calcext:value-type="float">
            <text:p>1328.317</text:p>
          </table:table-cell>
          <table:table-cell table:style-name="ce6" office:value-type="float" office:value="0.00213309" calcext:value-type="float">
            <text:p>0.002</text:p>
          </table:table-cell>
          <table:table-cell table:style-name="ce6" office:value-type="float" office:value="10.7963546" calcext:value-type="float">
            <text:p>10.796</text:p>
          </table:table-cell>
          <table:table-cell office:value-type="float" office:value="0.00002711583" calcext:value-type="float">
            <text:p>0.000027115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02102</text:p>
          </table:table-cell>
          <table:table-cell table:style-name="ce6" office:value-type="float" office:value="0.125" calcext:value-type="float">
            <text:p>0.125</text:p>
          </table:table-cell>
          <table:table-cell table:style-name="ce6" office:value-type="float" office:value="1600.080265" calcext:value-type="float">
            <text:p>1600.080</text:p>
          </table:table-cell>
          <table:table-cell table:style-name="ce6" office:value-type="float" office:value="0.0000802082" calcext:value-type="float">
            <text:p>0.000</text:p>
          </table:table-cell>
          <table:table-cell table:style-name="ce6" office:value-type="float" office:value="7.3152083" calcext:value-type="float">
            <text:p>7.315</text:p>
          </table:table-cell>
          <table:table-cell office:value-type="float" office:value="0.0000007731991" calcext:value-type="float">
            <text:p>0.00000077319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04147</text:p>
          </table:table-cell>
          <table:table-cell table:style-name="ce6" office:value-type="float" office:value="0.179" calcext:value-type="float">
            <text:p>0.179</text:p>
          </table:table-cell>
          <table:table-cell table:style-name="ce6" office:value-type="float" office:value="1601.887233" calcext:value-type="float">
            <text:p>1601.887</text:p>
          </table:table-cell>
          <table:table-cell table:style-name="ce6" office:value-type="float" office:value="0.000112061" calcext:value-type="float">
            <text:p>0.000</text:p>
          </table:table-cell>
          <table:table-cell table:style-name="ce6" office:value-type="float" office:value="8.4183061" calcext:value-type="float">
            <text:p>8.418</text:p>
          </table:table-cell>
          <table:table-cell office:value-type="float" office:value="0.0000002224934" calcext:value-type="float">
            <text:p>0.00000022249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26516</text:p>
          </table:table-cell>
          <table:table-cell table:style-name="ce6" office:value-type="float" office:value="0.082" calcext:value-type="float">
            <text:p>0.082</text:p>
          </table:table-cell>
          <table:table-cell table:style-name="ce6" office:value-type="float" office:value="1494.522701" calcext:value-type="float">
            <text:p>1494.523</text:p>
          </table:table-cell>
          <table:table-cell table:style-name="ce6" office:value-type="float" office:value="0.000302732" calcext:value-type="float">
            <text:p>0.000</text:p>
          </table:table-cell>
          <table:table-cell table:style-name="ce6" office:value-type="float" office:value="14.0836051" calcext:value-type="float">
            <text:p>14.084</text:p>
          </table:table-cell>
          <table:table-cell office:value-type="float" office:value="0.00004322651" calcext:value-type="float">
            <text:p>0.0000432265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26996</text:p>
          </table:table-cell>
          <table:table-cell table:style-name="ce6" office:value-type="float" office:value="0.088" calcext:value-type="float">
            <text:p>0.088</text:p>
          </table:table-cell>
          <table:table-cell table:style-name="ce6" office:value-type="float" office:value="1468.402282" calcext:value-type="float">
            <text:p>1468.402</text:p>
          </table:table-cell>
          <table:table-cell table:style-name="ce6" office:value-type="float" office:value="0.000321648" calcext:value-type="float">
            <text:p>0.000</text:p>
          </table:table-cell>
          <table:table-cell table:style-name="ce6" office:value-type="float" office:value="19.1689746" calcext:value-type="float">
            <text:p>19.169</text:p>
          </table:table-cell>
          <table:table-cell office:value-type="float" office:value="0.0001359232" calcext:value-type="float">
            <text:p>0.00013592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988794</text:p>
          </table:table-cell>
          <table:table-cell table:style-name="ce6" office:value-type="float" office:value="0.173" calcext:value-type="float">
            <text:p>0.173</text:p>
          </table:table-cell>
          <table:table-cell table:style-name="ce6" office:value-type="float" office:value="1328.479532" calcext:value-type="float">
            <text:p>1328.480</text:p>
          </table:table-cell>
          <table:table-cell table:style-name="ce6" office:value-type="float" office:value="0.00100815" calcext:value-type="float">
            <text:p>0.001</text:p>
          </table:table-cell>
          <table:table-cell table:style-name="ce6" office:value-type="float" office:value="7.5923552" calcext:value-type="float">
            <text:p>7.592</text:p>
          </table:table-cell>
          <table:table-cell office:value-type="float" office:value="0.00007601739" calcext:value-type="float">
            <text:p>0.000076017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19810</text:p>
          </table:table-cell>
          <table:table-cell table:style-name="ce6"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2914</text:p>
          </table:table-cell>
          <table:table-cell table:style-name="ce6"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741942</text:p>
          </table:table-cell>
          <table:table-cell table:style-name="ce6" office:value-type="float" office:value="0.091" calcext:value-type="float">
            <text:p>0.091</text:p>
          </table:table-cell>
          <table:table-cell table:style-name="ce6" office:value-type="float" office:value="1357.761253" calcext:value-type="float">
            <text:p>1357.761</text:p>
          </table:table-cell>
          <table:table-cell table:style-name="ce6" office:value-type="float" office:value="0.000746046" calcext:value-type="float">
            <text:p>0.001</text:p>
          </table:table-cell>
          <table:table-cell table:style-name="ce6" office:value-type="float" office:value="14.2160823" calcext:value-type="float">
            <text:p>14.216</text:p>
          </table:table-cell>
          <table:table-cell office:value-type="float" office:value="0.00001623442" calcext:value-type="float">
            <text:p>0.000016234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9903137</text:p>
          </table:table-cell>
          <table:table-cell table:style-name="ce6" office:value-type="float" office:value="0.139" calcext:value-type="float">
            <text:p>0.139</text:p>
          </table:table-cell>
          <table:table-cell table:style-name="ce6" office:value-type="float" office:value="1473.339309" calcext:value-type="float">
            <text:p>1473.339</text:p>
          </table:table-cell>
          <table:table-cell table:style-name="ce6" office:value-type="float" office:value="0.0279198" calcext:value-type="float">
            <text:p>0.028</text:p>
          </table:table-cell>
          <table:table-cell table:style-name="ce6" office:value-type="float" office:value="18.3001229" calcext:value-type="float">
            <text:p>18.300</text:p>
          </table:table-cell>
          <table:table-cell office:value-type="float" office:value="0.04124018" calcext:value-type="float">
            <text:p>0.0412401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161053</text:p>
          </table:table-cell>
          <table:table-cell table:style-name="ce6"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446210</text:p>
          </table:table-cell>
          <table:table-cell table:style-name="ce6"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560295</text:p>
          </table:table-cell>
          <table:table-cell table:style-name="ce6"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635088</text:p>
          </table:table-cell>
          <table:table-cell table:style-name="ce6"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084982</text:p>
          </table:table-cell>
          <table:table-cell table:style-name="ce6"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488184</text:p>
          </table:table-cell>
          <table:table-cell table:style-name="ce6" office:value-type="float" office:value="0.142" calcext:value-type="float">
            <text:p>0.142</text:p>
          </table:table-cell>
          <table:table-cell table:style-name="ce6" office:value-type="float" office:value="1447.430101" calcext:value-type="float">
            <text:p>1447.430</text:p>
          </table:table-cell>
          <table:table-cell table:style-name="ce6" office:value-type="float" office:value="0.000149541" calcext:value-type="float">
            <text:p>0.000</text:p>
          </table:table-cell>
          <table:table-cell table:style-name="ce6" office:value-type="float" office:value="10.0668842" calcext:value-type="float">
            <text:p>10.067</text:p>
          </table:table-cell>
          <table:table-cell office:value-type="float" office:value="0.00001138118" calcext:value-type="float">
            <text:p>0.0000113811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927495</text:p>
          </table:table-cell>
          <table:table-cell table:style-name="ce6"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851582</text:p>
          </table:table-cell>
          <table:table-cell table:style-name="ce6"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19055</text:p>
          </table:table-cell>
          <table:table-cell table:style-name="ce6"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791156</text:p>
          </table:table-cell>
          <table:table-cell table:style-name="ce6"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792357</text:p>
          </table:table-cell>
          <table:table-cell table:style-name="ce6" office:value-type="float" office:value="0.199" calcext:value-type="float">
            <text:p>0.199</text:p>
          </table:table-cell>
          <table:table-cell table:style-name="ce6" office:value-type="float" office:value="1675.635407" calcext:value-type="float">
            <text:p>1675.635</text:p>
          </table:table-cell>
          <table:table-cell table:style-name="ce6" office:value-type="float" office:value="0.00138411" calcext:value-type="float">
            <text:p>0.001</text:p>
          </table:table-cell>
          <table:table-cell table:style-name="ce6" office:value-type="float" office:value="314.6167372" calcext:value-type="float">
            <text:p>314.617</text:p>
          </table:table-cell>
          <table:table-cell office:value-type="float" office:value="0.0007904691" calcext:value-type="float">
            <text:p>0.00079046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1925584</text:p>
          </table:table-cell>
          <table:table-cell table:style-name="ce6"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558164</text:p>
          </table:table-cell>
          <table:table-cell table:style-name="ce6" office:value-type="float" office:value="0.115" calcext:value-type="float">
            <text:p>0.115</text:p>
          </table:table-cell>
          <table:table-cell table:style-name="ce6" office:value-type="float" office:value="1500.463701" calcext:value-type="float">
            <text:p>1500.464</text:p>
          </table:table-cell>
          <table:table-cell table:style-name="ce6" office:value-type="float" office:value="0.00145366" calcext:value-type="float">
            <text:p>0.001</text:p>
          </table:table-cell>
          <table:table-cell table:style-name="ce6" office:value-type="float" office:value="8.9798845" calcext:value-type="float">
            <text:p>8.980</text:p>
          </table:table-cell>
          <table:table-cell office:value-type="float" office:value="0.002994042" calcext:value-type="float">
            <text:p>0.0029940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863494</text:p>
          </table:table-cell>
          <table:table-cell table:style-name="ce6" office:value-type="float" office:value="0.124" calcext:value-type="float">
            <text:p>0.124</text:p>
          </table:table-cell>
          <table:table-cell table:style-name="ce6" office:value-type="float" office:value="1503.52477" calcext:value-type="float">
            <text:p>1503.525</text:p>
          </table:table-cell>
          <table:table-cell table:style-name="ce6" office:value-type="float" office:value="0.000000485871" calcext:value-type="float">
            <text:p>0.000</text:p>
          </table:table-cell>
          <table:table-cell table:style-name="ce6" office:value-type="float" office:value="5.135475" calcext:value-type="float">
            <text:p>5.135</text:p>
          </table:table-cell>
          <table:table-cell office:value-type="float" office:value="0.002822519" calcext:value-type="float">
            <text:p>0.00282251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1193555</text:p>
          </table:table-cell>
          <table:table-cell table:style-name="ce6" office:value-type="float" office:value="0.134" calcext:value-type="float">
            <text:p>0.134</text:p>
          </table:table-cell>
          <table:table-cell table:style-name="ce6" office:value-type="float" office:value="1570.629766" calcext:value-type="float">
            <text:p>1570.630</text:p>
          </table:table-cell>
          <table:table-cell table:style-name="ce6" office:value-type="float" office:value="0.000571062" calcext:value-type="float">
            <text:p>0.001</text:p>
          </table:table-cell>
          <table:table-cell table:style-name="ce6" office:value-type="float" office:value="9.7242239" calcext:value-type="float">
            <text:p>9.724</text:p>
          </table:table-cell>
          <table:table-cell office:value-type="float" office:value="0.000337832" calcext:value-type="float">
            <text:p>0.0003378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154435</text:p>
          </table:table-cell>
          <table:table-cell table:style-name="ce6"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0752</text:p>
          </table:table-cell>
          <table:table-cell table:style-name="ce6"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6" office:value-type="float" office:value="77.7343273" calcext:value-type="float">
            <text:p>77.734</text:p>
          </table:table-cell>
          <table:table-cell office:value-type="float" office:value="0.0002351329" calcext:value-type="float">
            <text:p>0.00023513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18145</text:p>
          </table:table-cell>
          <table:table-cell table:style-name="ce6"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21875</text:p>
          </table:table-cell>
          <table:table-cell table:style-name="ce6"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6" office:value-type="float" office:value="37.4100847" calcext:value-type="float">
            <text:p>37.410</text:p>
          </table:table-cell>
          <table:table-cell office:value-type="float" office:value="0.001452601" calcext:value-type="float">
            <text:p>0.0014526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643889</text:p>
          </table:table-cell>
          <table:table-cell table:style-name="ce6" office:value-type="float" office:value="0.032" calcext:value-type="float">
            <text:p>0.032</text:p>
          </table:table-cell>
          <table:table-cell table:style-name="ce6" office:value-type="float" office:value="1648.490654" calcext:value-type="float">
            <text:p>1648.491</text:p>
          </table:table-cell>
          <table:table-cell table:style-name="ce6" office:value-type="float" office:value="0.630299" calcext:value-type="float">
            <text:p>0.630</text:p>
          </table:table-cell>
          <table:table-cell table:style-name="ce6" office:value-type="float" office:value="26.6794629" calcext:value-type="float">
            <text:p>26.679</text:p>
          </table:table-cell>
          <table:table-cell office:value-type="float" office:value="0.001141232" calcext:value-type="float">
            <text:p>0.0011412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62699</text:p>
          </table:table-cell>
          <table:table-cell table:style-name="ce6"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6" office:value-type="float" office:value="31.3956354" calcext:value-type="float">
            <text:p>31.396</text:p>
          </table:table-cell>
          <table:table-cell office:value-type="float" office:value="0.00291855" calcext:value-type="float">
            <text:p>0.002918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63482</text:p>
          </table:table-cell>
          <table:table-cell table:style-name="ce6"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297040</text:p>
          </table:table-cell>
          <table:table-cell table:style-name="ce6" office:value-type="float" office:value="0.101" calcext:value-type="float">
            <text:p>0.101</text:p>
          </table:table-cell>
          <table:table-cell table:style-name="ce6" office:value-type="float" office:value="1469.801653" calcext:value-type="float">
            <text:p>1469.802</text:p>
          </table:table-cell>
          <table:table-cell table:style-name="ce6" office:value-type="float" office:value="0.00011359" calcext:value-type="float">
            <text:p>0.000</text:p>
          </table:table-cell>
          <table:table-cell table:style-name="ce6" office:value-type="float" office:value="10.8739196" calcext:value-type="float">
            <text:p>10.874</text:p>
          </table:table-cell>
          <table:table-cell office:value-type="float" office:value="0.00004680799" calcext:value-type="float">
            <text:p>0.000046807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298314</text:p>
          </table:table-cell>
          <table:table-cell table:style-name="ce6" office:value-type="float" office:value="0.002" calcext:value-type="float">
            <text:p>0.002</text:p>
          </table:table-cell>
          <table:table-cell table:style-name="ce6" office:value-type="float" office:value="1358.040315" calcext:value-type="float">
            <text:p>1358.040</text:p>
          </table:table-cell>
          <table:table-cell table:style-name="ce6" office:value-type="float" office:value="0.000133153" calcext:value-type="float">
            <text:p>0.000</text:p>
          </table:table-cell>
          <table:table-cell table:style-name="ce6" office:value-type="float" office:value="47.7191149" calcext:value-type="float">
            <text:p>47.719</text:p>
          </table:table-cell>
          <table:table-cell office:value-type="float" office:value="0.00003516735" calcext:value-type="float">
            <text:p>0.000035167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79101</text:p>
          </table:table-cell>
          <table:table-cell table:style-name="ce6"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518984</text:p>
          </table:table-cell>
          <table:table-cell table:style-name="ce6"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618622</text:p>
          </table:table-cell>
          <table:table-cell table:style-name="ce6"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6" office:value-type="float" office:value="52.9784542" calcext:value-type="float">
            <text:p>52.978</text:p>
          </table:table-cell>
          <table:table-cell office:value-type="float" office:value="0.0001497587" calcext:value-type="float">
            <text:p>0.00014975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743714</text:p>
          </table:table-cell>
          <table:table-cell table:style-name="ce6"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111274</text:p>
          </table:table-cell>
          <table:table-cell table:style-name="ce6"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6" office:value-type="float" office:value="43.8434276" calcext:value-type="float">
            <text:p>43.843</text:p>
          </table:table-cell>
          <table:table-cell office:value-type="float" office:value="0.000121811" calcext:value-type="float">
            <text:p>0.0001218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3915220</text:p>
          </table:table-cell>
          <table:table-cell table:style-name="ce6"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7804</text:p>
          </table:table-cell>
          <table:table-cell table:style-name="ce6" office:value-type="float" office:value="0.164" calcext:value-type="float">
            <text:p>0.164</text:p>
          </table:table-cell>
          <table:table-cell table:style-name="ce6" office:value-type="float" office:value="1417.837773" calcext:value-type="float">
            <text:p>1417.838</text:p>
          </table:table-cell>
          <table:table-cell table:style-name="ce6" office:value-type="float" office:value="0.000147299" calcext:value-type="float">
            <text:p>0.000</text:p>
          </table:table-cell>
          <table:table-cell table:style-name="ce6" office:value-type="float" office:value="26.1313581" calcext:value-type="float">
            <text:p>26.131</text:p>
          </table:table-cell>
          <table:table-cell office:value-type="float" office:value="0.00003379342" calcext:value-type="float">
            <text:p>0.000033793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188882</text:p>
          </table:table-cell>
          <table:table-cell table:style-name="ce6"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517745</text:p>
          </table:table-cell>
          <table:table-cell table:style-name="ce6"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4031569</text:p>
          </table:table-cell>
          <table:table-cell table:style-name="ce6" office:value-type="float" office:value="0.135" calcext:value-type="float">
            <text:p>0.135</text:p>
          </table:table-cell>
          <table:table-cell table:style-name="ce6" office:value-type="float" office:value="1524.706628" calcext:value-type="float">
            <text:p>1524.707</text:p>
          </table:table-cell>
          <table:table-cell table:style-name="ce6" office:value-type="float" office:value="0.0000591428" calcext:value-type="float">
            <text:p>0.000</text:p>
          </table:table-cell>
          <table:table-cell table:style-name="ce6" office:value-type="float" office:value="20.8219638" calcext:value-type="float">
            <text:p>20.822</text:p>
          </table:table-cell>
          <table:table-cell office:value-type="float" office:value="0.00003459366" calcext:value-type="float">
            <text:p>0.000034593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6166904</text:p>
          </table:table-cell>
          <table:table-cell table:style-name="ce6" office:value-type="float" office:value="0.189" calcext:value-type="float">
            <text:p>0.189</text:p>
          </table:table-cell>
          <table:table-cell table:style-name="ce6" office:value-type="float" office:value="1545.517561" calcext:value-type="float">
            <text:p>1545.518</text:p>
          </table:table-cell>
          <table:table-cell table:style-name="ce6" office:value-type="float" office:value="0.0000529053" calcext:value-type="float">
            <text:p>0.000</text:p>
          </table:table-cell>
          <table:table-cell table:style-name="ce6" office:value-type="float" office:value="12.3556695" calcext:value-type="float">
            <text:p>12.356</text:p>
          </table:table-cell>
          <table:table-cell office:value-type="float" office:value="0.00007975898" calcext:value-type="float">
            <text:p>0.0000797589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9669796</text:p>
          </table:table-cell>
          <table:table-cell table:style-name="ce6"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6" office:value-type="float" office:value="32.2683241" calcext:value-type="float">
            <text:p>32.268</text:p>
          </table:table-cell>
          <table:table-cell office:value-type="float" office:value="0.01182477" calcext:value-type="float">
            <text:p>0.011824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6" office:value-type="float" office:value="29.4183827" calcext:value-type="float">
            <text:p>29.418</text:p>
          </table:table-cell>
          <table:table-cell office:value-type="float" office:value="0.1134638" calcext:value-type="float">
            <text:p>0.11346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927661</text:p>
          </table:table-cell>
          <table:table-cell table:style-name="ce6"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7661994</text:p>
          </table:table-cell>
          <table:table-cell table:style-name="ce6"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6" office:value-type="float" office:value="25.1117023" calcext:value-type="float">
            <text:p>25.112</text:p>
          </table:table-cell>
          <table:table-cell office:value-type="float" office:value="0.0001609601" calcext:value-type="float">
            <text:p>0.00016096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number-columns-repeated="4"/>
          <table:table-cell table:style-name="ce28" table:number-columns-repeated="2"/>
          <table:table-cell table:number-columns-repeated="16372"/>
        </table:table-row>
        <table:table-row table:style-name="ro3" table:number-rows-repeated="1048018">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all_tebs_lops.A1:all_tebs_lops.U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2T19:38:24.050491269</dc:date>
    <meta:editing-duration>PT51M25S</meta:editing-duration>
    <meta:editing-cycles>46</meta:editing-cycles>
    <meta:document-statistic meta:table-count="1" meta:cell-count="4614" meta:object-count="0"/>
  </office:meta>
</office:document-meta>
</file>